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m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.05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0.5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.5nm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16749427142962E-021" calcext:value-type="float">
            <text:p>2.17E-21</text:p>
          </table:table-cell>
          <table:table-cell table:style-name="ce3" office:value-type="float" office:value="-2.27708546454074E-022" calcext:value-type="float">
            <text:p>-2.28E-22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ma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.05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0.5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.5nm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15063854630612E-021" calcext:value-type="float">
            <text:p>2.15E-21</text:p>
          </table:table-cell>
          <table:table-cell table:style-name="ce3" office:value-type="float" office:value="-2.31529141651084E-022" calcext:value-type="float">
            <text:p>-2.32E-22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12994132605778E-023" calcext:value-type="float">
            <text:p>-1.13E-23</text:p>
          </table:table-cell>
          <table:table-cell table:style-name="ce3" office:value-type="float" office:value="2.53652028753086E-024" calcext:value-type="float">
            <text:p>2.54E-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max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.05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0.5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.5nm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10832250802991E-021" calcext:value-type="float">
            <text:p>2.11E-21</text:p>
          </table:table-cell>
          <table:table-cell table:style-name="ce3" office:value-type="float" office:value="-2.31952427624326E-022" calcext:value-type="float">
            <text:p>-2.32E-22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49852178409224E-023" calcext:value-type="float">
            <text:p>-1.50E-23</text:p>
          </table:table-cell>
          <table:table-cell table:style-name="ce3" office:value-type="float" office:value="2.26145211815179E-024" calcext:value-type="float">
            <text:p>2.26E-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ma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.05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0.5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.5nm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09727916754592E-021" calcext:value-type="float">
            <text:p>2.10E-21</text:p>
          </table:table-cell>
          <table:table-cell table:style-name="ce3" office:value-type="float" office:value="-2.3249809957925E-022" calcext:value-type="float">
            <text:p>-2.32E-22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49824555037295E-023" calcext:value-type="float">
            <text:p>-1.50E-23</text:p>
          </table:table-cell>
          <table:table-cell table:style-name="ce3" office:value-type="float" office:value="2.29529260089864E-024" calcext:value-type="float">
            <text:p>2.30E-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ma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.05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0.5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.5nm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09686792874904E-021" calcext:value-type="float">
            <text:p>2.10E-21</text:p>
          </table:table-cell>
          <table:table-cell table:style-name="ce3" office:value-type="float" office:value="-2.31939820787593E-022" calcext:value-type="float">
            <text:p>-2.32E-22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50538739821738E-023" calcext:value-type="float">
            <text:p>-1.51E-23</text:p>
          </table:table-cell>
          <table:table-cell table:style-name="ce3" office:value-type="float" office:value="2.30114320273835E-024" calcext:value-type="float">
            <text:p>2.30E-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ma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.05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0.5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.5nm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09688157458988E-021" calcext:value-type="float">
            <text:p>2.10E-21</text:p>
          </table:table-cell>
          <table:table-cell table:style-name="ce3" office:value-type="float" office:value="-2.31940622332301E-022" calcext:value-type="float">
            <text:p>-2.32E-22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50456379649662E-023" calcext:value-type="float">
            <text:p>-1.50E-23</text:p>
          </table:table-cell>
          <table:table-cell table:style-name="ce3" office:value-type="float" office:value="2.29291793984917E-024" calcext:value-type="float">
            <text:p>2.29E-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max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.05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0.5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.5nm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09687044858093E-021" calcext:value-type="float">
            <text:p>2.10E-21</text:p>
          </table:table-cell>
          <table:table-cell table:style-name="ce3" office:value-type="float" office:value="-2.31941385092054E-022" calcext:value-type="float">
            <text:p>-2.32E-22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50456912971958E-023" calcext:value-type="float">
            <text:p>-1.50E-23</text:p>
          </table:table-cell>
          <table:table-cell table:style-name="ce3" office:value-type="float" office:value="2.29290300229246E-024" calcext:value-type="float">
            <text:p>2.29E-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ma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.05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0.5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.5nm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09687034770032E-021" calcext:value-type="float">
            <text:p>2.10E-21</text:p>
          </table:table-cell>
          <table:table-cell table:style-name="ce3" office:value-type="float" office:value="-2.31941216435696E-022" calcext:value-type="float">
            <text:p>-2.32E-22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50456887791069E-023" calcext:value-type="float">
            <text:p>-1.50E-23</text:p>
          </table:table-cell>
          <table:table-cell table:style-name="ce3" office:value-type="float" office:value="2.29290227058059E-024" calcext:value-type="float">
            <text:p>2.29E-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ma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.05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0.5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.5nm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09687052508515E-021" calcext:value-type="float">
            <text:p>2.10E-21</text:p>
          </table:table-cell>
          <table:table-cell table:style-name="ce3" office:value-type="float" office:value="-2.31941215580355E-022" calcext:value-type="float">
            <text:p>-2.32E-22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50456849959028E-023" calcext:value-type="float">
            <text:p>-1.50E-23</text:p>
          </table:table-cell>
          <table:table-cell table:style-name="ce3" office:value-type="float" office:value="2.29290226652886E-024" calcext:value-type="float">
            <text:p>2.29E-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ma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.05n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0.5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.5nm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09687051691273E-021" calcext:value-type="float">
            <text:p>2.10E-21</text:p>
          </table:table-cell>
          <table:table-cell table:style-name="ce3" office:value-type="float" office:value="-2.31941213627666E-022" calcext:value-type="float">
            <text:p>-2.32E-22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50456854855481E-023" calcext:value-type="float">
            <text:p>-1.50E-23</text:p>
          </table:table-cell>
          <table:table-cell table:style-name="ce3" office:value-type="float" office:value="2.29290227035354E-024" calcext:value-type="float">
            <text:p>2.29E-24</text:p>
          </table:table-cell>
        </table:table-row>
      </table:table>
      <table:table table:name="l 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</text:p>
          </table:table-cell>
          <table:table-cell table:style-name="Default" office:value-type="string" calcext:value-type="string">
            <text:p>DLE</text:p>
          </table:table-cell>
          <table:table-cell table:style-name="Default" office:value-type="string" calcext:value-type="string">
            <text:p>DLEerror</text:p>
          </table:table-cell>
          <table:table-cell table:style-name="Default" office:value-type="string" calcext:value-type="string">
            <text:p>DLH</text:p>
          </table:table-cell>
          <table:table-cell table:style-name="Default" office:value-type="string" calcext:value-type="string">
            <text:p>DLHerro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lerror</text:p>
          </table:table-cell>
        </table:table-row>
        <table:table-row table:style-name="ro1">
          <table:table-cell table:formula="of:=[$Sheet1.B1]" office:value-type="float" office:value="1" calcext:value-type="float">
            <text:p>1</text:p>
          </table:table-cell>
          <table:table-cell table:formula="of:=[$Sheet1.C8]" office:value-type="float" office:value="2.16749427142962E-021" calcext:value-type="float">
            <text:p>2.17E-21</text:p>
          </table:table-cell>
          <table:table-cell table:formula="of:=[$Sheet1.D8]" office:value-type="float" office:value="-2.27708546454074E-022" calcext:value-type="float">
            <text:p>-2.28E-22</text:p>
          </table:table-cell>
          <table:table-cell table:style-name="Default" table:formula="of:=[$Sheet1.C9]" office:value-type="float" office:value="0" calcext:value-type="float">
            <text:p>0</text:p>
          </table:table-cell>
          <table:table-cell table:style-name="Default" table:formula="of:=[$Sheet1.D9]" office:value-type="float" office:value="0" calcext:value-type="float">
            <text:p>0</text:p>
          </table:table-cell>
          <table:table-cell table:formula="of:=[.B2]+[.D2]" office:value-type="float" office:value="2.16749427142962E-021" calcext:value-type="float">
            <text:p>2.16749427142962E-21</text:p>
          </table:table-cell>
          <table:table-cell table:formula="of:=[.E2]+[.C2]" office:value-type="float" office:value="-2.27708546454074E-022" calcext:value-type="float">
            <text:p>-2.27708546454074E-22</text:p>
          </table:table-cell>
        </table:table-row>
        <table:table-row table:style-name="ro1">
          <table:table-cell table:formula="of:=[$Sheet1.B11]" office:value-type="float" office:value="2" calcext:value-type="float">
            <text:p>2</text:p>
          </table:table-cell>
          <table:table-cell table:formula="of:=[$Sheet1.C18]" office:value-type="float" office:value="2.15063854630612E-021" calcext:value-type="float">
            <text:p>2.15E-21</text:p>
          </table:table-cell>
          <table:table-cell table:formula="of:=[$Sheet1.D18]" office:value-type="float" office:value="-2.31529141651084E-022" calcext:value-type="float">
            <text:p>-2.32E-22</text:p>
          </table:table-cell>
          <table:table-cell table:formula="of:=[$Sheet1.C19]" office:value-type="float" office:value="-1.12994132605778E-023" calcext:value-type="float">
            <text:p>-1.13E-23</text:p>
          </table:table-cell>
          <table:table-cell table:formula="of:=[$Sheet1.D19]" office:value-type="float" office:value="2.53652028753086E-024" calcext:value-type="float">
            <text:p>2.54E-24</text:p>
          </table:table-cell>
          <table:table-cell table:formula="of:=[.B3]+[.D3]" office:value-type="float" office:value="2.13933913304554E-021" calcext:value-type="float">
            <text:p>2.13933913304554E-21</text:p>
          </table:table-cell>
          <table:table-cell table:formula="of:=[.E3]+[.C3]" office:value-type="float" office:value="-2.28992621363553E-022" calcext:value-type="float">
            <text:p>-2.28992621363553E-22</text:p>
          </table:table-cell>
        </table:table-row>
        <table:table-row table:style-name="ro1">
          <table:table-cell table:formula="of:=[$Sheet1.B21]" office:value-type="float" office:value="3" calcext:value-type="float">
            <text:p>3</text:p>
          </table:table-cell>
          <table:table-cell table:formula="of:=[$Sheet1.C28]" office:value-type="float" office:value="2.10832250802991E-021" calcext:value-type="float">
            <text:p>2.11E-21</text:p>
          </table:table-cell>
          <table:table-cell table:formula="of:=[$Sheet1.D28]" office:value-type="float" office:value="-2.31952427624326E-022" calcext:value-type="float">
            <text:p>-2.32E-22</text:p>
          </table:table-cell>
          <table:table-cell table:formula="of:=[$Sheet1.C29]" office:value-type="float" office:value="-1.49852178409224E-023" calcext:value-type="float">
            <text:p>-1.50E-23</text:p>
          </table:table-cell>
          <table:table-cell table:formula="of:=[$Sheet1.D29]" office:value-type="float" office:value="2.26145211815179E-024" calcext:value-type="float">
            <text:p>2.26E-24</text:p>
          </table:table-cell>
          <table:table-cell table:formula="of:=[.B4]+[.D4]" office:value-type="float" office:value="2.09333729018899E-021" calcext:value-type="float">
            <text:p>2.09333729018899E-21</text:p>
          </table:table-cell>
          <table:table-cell table:formula="of:=[.E4]+[.C4]" office:value-type="float" office:value="-2.29690975506174E-022" calcext:value-type="float">
            <text:p>-2.29690975506174E-22</text:p>
          </table:table-cell>
        </table:table-row>
        <table:table-row table:style-name="ro1">
          <table:table-cell table:formula="of:=[$Sheet1.B31]" office:value-type="float" office:value="4" calcext:value-type="float">
            <text:p>4</text:p>
          </table:table-cell>
          <table:table-cell table:formula="of:=[$Sheet1.C38]" office:value-type="float" office:value="2.09727916754592E-021" calcext:value-type="float">
            <text:p>2.10E-21</text:p>
          </table:table-cell>
          <table:table-cell table:formula="of:=[$Sheet1.D38]" office:value-type="float" office:value="-2.3249809957925E-022" calcext:value-type="float">
            <text:p>-2.32E-22</text:p>
          </table:table-cell>
          <table:table-cell table:formula="of:=[$Sheet1.C39]" office:value-type="float" office:value="-1.49824555037295E-023" calcext:value-type="float">
            <text:p>-1.50E-23</text:p>
          </table:table-cell>
          <table:table-cell table:formula="of:=[$Sheet1.D39]" office:value-type="float" office:value="2.29529260089864E-024" calcext:value-type="float">
            <text:p>2.30E-24</text:p>
          </table:table-cell>
          <table:table-cell table:formula="of:=[.B5]+[.D5]" office:value-type="float" office:value="2.08229671204219E-021" calcext:value-type="float">
            <text:p>2.08229671204219E-21</text:p>
          </table:table-cell>
          <table:table-cell table:formula="of:=[.E5]+[.C5]" office:value-type="float" office:value="-2.30202806978351E-022" calcext:value-type="float">
            <text:p>-2.30202806978351E-22</text:p>
          </table:table-cell>
        </table:table-row>
        <table:table-row table:style-name="ro1">
          <table:table-cell table:formula="of:=[$Sheet1.B41]" office:value-type="float" office:value="5" calcext:value-type="float">
            <text:p>5</text:p>
          </table:table-cell>
          <table:table-cell table:formula="of:=[$Sheet1.C48]" office:value-type="float" office:value="2.09686792874904E-021" calcext:value-type="float">
            <text:p>2.10E-21</text:p>
          </table:table-cell>
          <table:table-cell table:formula="of:=[$Sheet1.D48]" office:value-type="float" office:value="-2.31939820787593E-022" calcext:value-type="float">
            <text:p>-2.32E-22</text:p>
          </table:table-cell>
          <table:table-cell table:formula="of:=[$Sheet1.C49]" office:value-type="float" office:value="-1.50538739821738E-023" calcext:value-type="float">
            <text:p>-1.51E-23</text:p>
          </table:table-cell>
          <table:table-cell table:formula="of:=[$Sheet1.D49]" office:value-type="float" office:value="2.30114320273835E-024" calcext:value-type="float">
            <text:p>2.30E-24</text:p>
          </table:table-cell>
          <table:table-cell table:formula="of:=[.B6]+[.D6]" office:value-type="float" office:value="2.08181405476687E-021" calcext:value-type="float">
            <text:p>2.08181405476687E-21</text:p>
          </table:table-cell>
          <table:table-cell table:formula="of:=[.E6]+[.C6]" office:value-type="float" office:value="-2.29638677584855E-022" calcext:value-type="float">
            <text:p>-2.29638677584855E-22</text:p>
          </table:table-cell>
        </table:table-row>
        <table:table-row table:style-name="ro1">
          <table:table-cell table:formula="of:=[$Sheet1.B51]" office:value-type="float" office:value="6" calcext:value-type="float">
            <text:p>6</text:p>
          </table:table-cell>
          <table:table-cell table:formula="of:=[$Sheet1.C58]" office:value-type="float" office:value="2.09688157458988E-021" calcext:value-type="float">
            <text:p>2.10E-21</text:p>
          </table:table-cell>
          <table:table-cell table:formula="of:=[$Sheet1.D58]" office:value-type="float" office:value="-2.31940622332301E-022" calcext:value-type="float">
            <text:p>-2.32E-22</text:p>
          </table:table-cell>
          <table:table-cell table:formula="of:=[$Sheet1.C59]" office:value-type="float" office:value="-1.50456379649662E-023" calcext:value-type="float">
            <text:p>-1.50E-23</text:p>
          </table:table-cell>
          <table:table-cell table:formula="of:=[$Sheet1.D59]" office:value-type="float" office:value="2.29291793984917E-024" calcext:value-type="float">
            <text:p>2.29E-24</text:p>
          </table:table-cell>
          <table:table-cell table:formula="of:=[.B7]+[.D7]" office:value-type="float" office:value="2.08183593662491E-021" calcext:value-type="float">
            <text:p>2.08183593662491E-21</text:p>
          </table:table-cell>
          <table:table-cell table:formula="of:=[.E7]+[.C7]" office:value-type="float" office:value="-2.29647704392452E-022" calcext:value-type="float">
            <text:p>-2.29647704392452E-22</text:p>
          </table:table-cell>
        </table:table-row>
        <table:table-row table:style-name="ro1">
          <table:table-cell table:formula="of:=[$Sheet1.B61]" office:value-type="float" office:value="7" calcext:value-type="float">
            <text:p>7</text:p>
          </table:table-cell>
          <table:table-cell table:formula="of:=[$Sheet1.C68]" office:value-type="float" office:value="2.09687044858093E-021" calcext:value-type="float">
            <text:p>2.10E-21</text:p>
          </table:table-cell>
          <table:table-cell table:formula="of:=[$Sheet1.D68]" office:value-type="float" office:value="-2.31941385092054E-022" calcext:value-type="float">
            <text:p>-2.32E-22</text:p>
          </table:table-cell>
          <table:table-cell table:formula="of:=[$Sheet1.C69]" office:value-type="float" office:value="-1.50456912971958E-023" calcext:value-type="float">
            <text:p>-1.50E-23</text:p>
          </table:table-cell>
          <table:table-cell table:formula="of:=[$Sheet1.D69]" office:value-type="float" office:value="2.29290300229246E-024" calcext:value-type="float">
            <text:p>2.29E-24</text:p>
          </table:table-cell>
          <table:table-cell table:formula="of:=[.B8]+[.D8]" office:value-type="float" office:value="2.08182475728373E-021" calcext:value-type="float">
            <text:p>2.08182475728373E-21</text:p>
          </table:table-cell>
          <table:table-cell table:formula="of:=[.E8]+[.C8]" office:value-type="float" office:value="-2.29648482089762E-022" calcext:value-type="float">
            <text:p>-2.29648482089762E-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heet1.C78]" office:value-type="float" office:value="2.09687034770032E-021" calcext:value-type="float">
            <text:p>2.10E-21</text:p>
          </table:table-cell>
          <table:table-cell table:formula="of:=[$Sheet1.D78]" office:value-type="float" office:value="-2.31941216435696E-022" calcext:value-type="float">
            <text:p>-2.32E-22</text:p>
          </table:table-cell>
          <table:table-cell table:formula="of:=[$Sheet1.C79]" office:value-type="float" office:value="-1.50456887791069E-023" calcext:value-type="float">
            <text:p>-1.50E-23</text:p>
          </table:table-cell>
          <table:table-cell table:formula="of:=[$Sheet1.D79]" office:value-type="float" office:value="2.29290227058059E-024" calcext:value-type="float">
            <text:p>2.29E-24</text:p>
          </table:table-cell>
          <table:table-cell table:formula="of:=[.B9]+[.D9]" office:value-type="float" office:value="2.08182465892121E-021" calcext:value-type="float">
            <text:p>2.08182465892121E-21</text:p>
          </table:table-cell>
          <table:table-cell table:formula="of:=[.E9]+[.C9]" office:value-type="float" office:value="-2.29648314165115E-022" calcext:value-type="float">
            <text:p>-2.29648314165115E-22</text:p>
          </table:table-cell>
        </table:table-row>
        <table:table-row table:style-name="ro1">
          <table:table-cell table:formula="of:=[$Sheet1.B81]" office:value-type="float" office:value="9" calcext:value-type="float">
            <text:p>9</text:p>
          </table:table-cell>
          <table:table-cell table:formula="of:=[$Sheet1.C88]" office:value-type="float" office:value="2.09687052508515E-021" calcext:value-type="float">
            <text:p>2.10E-21</text:p>
          </table:table-cell>
          <table:table-cell table:formula="of:=[$Sheet1.D88]" office:value-type="float" office:value="-2.31941215580355E-022" calcext:value-type="float">
            <text:p>-2.32E-22</text:p>
          </table:table-cell>
          <table:table-cell table:formula="of:=[$Sheet1.C89]" office:value-type="float" office:value="-1.50456849959028E-023" calcext:value-type="float">
            <text:p>-1.50E-23</text:p>
          </table:table-cell>
          <table:table-cell table:formula="of:=[$Sheet1.D89]" office:value-type="float" office:value="2.29290226652886E-024" calcext:value-type="float">
            <text:p>2.29E-24</text:p>
          </table:table-cell>
          <table:table-cell table:formula="of:=[.B10]+[.D10]" office:value-type="float" office:value="2.08182484008925E-021" calcext:value-type="float">
            <text:p>2.08182484008925E-21</text:p>
          </table:table-cell>
          <table:table-cell table:formula="of:=[.E10]+[.C10]" office:value-type="float" office:value="-2.29648313313826E-022" calcext:value-type="float">
            <text:p>-2.29648313313826E-22</text:p>
          </table:table-cell>
        </table:table-row>
        <table:table-row table:style-name="ro1">
          <table:table-cell table:formula="of:=[$Sheet1.B91]" office:value-type="float" office:value="10" calcext:value-type="float">
            <text:p>10</text:p>
          </table:table-cell>
          <table:table-cell table:formula="of:=[$Sheet1.C98]" office:value-type="float" office:value="2.09687051691273E-021" calcext:value-type="float">
            <text:p>2.10E-21</text:p>
          </table:table-cell>
          <table:table-cell table:formula="of:=[$Sheet1.D98]" office:value-type="float" office:value="-2.31941213627666E-022" calcext:value-type="float">
            <text:p>-2.32E-22</text:p>
          </table:table-cell>
          <table:table-cell table:formula="of:=[$Sheet1.C99]" office:value-type="float" office:value="-1.50456854855481E-023" calcext:value-type="float">
            <text:p>-1.50E-23</text:p>
          </table:table-cell>
          <table:table-cell table:formula="of:=[$Sheet1.D99]" office:value-type="float" office:value="2.29290227035354E-024" calcext:value-type="float">
            <text:p>2.29E-24</text:p>
          </table:table-cell>
          <table:table-cell table:formula="of:=[.B11]+[.D11]" office:value-type="float" office:value="2.08182483142718E-021" calcext:value-type="float">
            <text:p>2.08182483142718E-21</text:p>
          </table:table-cell>
          <table:table-cell table:formula="of:=[.E11]+[.C11]" office:value-type="float" office:value="-2.29648311357312E-022" calcext:value-type="float">
            <text:p>-2.29648311357312E-22</text:p>
          </table:table-cell>
        </table:table-row>
      </table:table>
      <table:table table:name="r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Lma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DLE error</text:p>
          </table:table-cell>
          <table:table-cell office:value-type="string" calcext:value-type="string">
            <text:p>DLH</text:p>
          </table:table-cell>
          <table:table-cell office:value-type="string" calcext:value-type="string">
            <text:p>DLHerro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lerror</text:p>
          </table:table-cell>
        </table:table-row>
        <table:table-row table:style-name="ro1">
          <table:table-cell table:number-columns-repeated="5"/>
          <table:table-cell office:value-type="float" office:value="1.05" calcext:value-type="float">
            <text:p>1.05</text:p>
          </table:table-cell>
          <table:table-cell table:style-name="ce3" office:value-type="float" office:value="2.09687051691273E-021" calcext:value-type="float">
            <text:p>2.10E-21</text:p>
          </table:table-cell>
          <table:table-cell table:style-name="ce3" office:value-type="float" office:value="-2.31941213627666E-022" calcext:value-type="float">
            <text:p>-2.32E-22</text:p>
          </table:table-cell>
          <table:table-cell table:style-name="ce3" office:value-type="float" office:value="-1.50456854855481E-023" calcext:value-type="float">
            <text:p>-1.50E-23</text:p>
          </table:table-cell>
          <table:table-cell table:style-name="ce3" office:value-type="float" office:value="2.29290227035354E-024" calcext:value-type="float">
            <text:p>2.29E-24</text:p>
          </table:table-cell>
          <table:table-cell table:formula="of:=[.G2]+[.I2]" office:value-type="float" office:value="2.08182483142718E-021" calcext:value-type="float">
            <text:p>2.08182483142718E-21</text:p>
          </table:table-cell>
          <table:table-cell table:formula="of:=[.H2]+[.J2]" office:value-type="float" office:value="-2.29648311357312E-022" calcext:value-type="float">
            <text:p>-2.29648311357312E-2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2.05" calcext:value-type="float">
            <text:p>2.05</text:p>
          </table:table-cell>
          <table:table-cell table:style-name="ce3" office:value-type="float" office:value="7.87313281765818E-021" calcext:value-type="float">
            <text:p>7.87E-21</text:p>
          </table:table-cell>
          <table:table-cell table:style-name="ce3" office:value-type="float" office:value="1.0478263572336E-023" calcext:value-type="float">
            <text:p>1.05E-23</text:p>
          </table:table-cell>
          <table:table-cell table:style-name="ce3" office:value-type="float" office:value="-2.23627986200236E-022" calcext:value-type="float">
            <text:p>-2.24E-22</text:p>
          </table:table-cell>
          <table:table-cell table:style-name="ce3" office:value-type="float" office:value="-7.82182090684717E-024" calcext:value-type="float">
            <text:p>-7.82E-24</text:p>
          </table:table-cell>
          <table:table-cell table:formula="of:=[.G3]+[.I3]" office:value-type="float" office:value="7.64950483145794E-021" calcext:value-type="float">
            <text:p>7.64950483145794E-21</text:p>
          </table:table-cell>
          <table:table-cell table:formula="of:=[.H3]+[.J3]" office:value-type="float" office:value="2.65644266548883E-024" calcext:value-type="float">
            <text:p>2.65644266548883E-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3.05" calcext:value-type="float">
            <text:p>3.05</text:p>
          </table:table-cell>
          <table:table-cell table:style-name="ce3" office:value-type="float" office:value="1.49906596508967E-020" calcext:value-type="float">
            <text:p>1.50E-20</text:p>
          </table:table-cell>
          <table:table-cell table:style-name="ce3" office:value-type="float" office:value="2.10757946028582E-021" calcext:value-type="float">
            <text:p>2.11E-21</text:p>
          </table:table-cell>
          <table:table-cell table:style-name="ce3" office:value-type="float" office:value="-7.17914868204177E-022" calcext:value-type="float">
            <text:p>-7.18E-22</text:p>
          </table:table-cell>
          <table:table-cell table:style-name="ce3" office:value-type="float" office:value="8.49829321840938E-024" calcext:value-type="float">
            <text:p>8.50E-24</text:p>
          </table:table-cell>
          <table:table-cell table:formula="of:=[.G4]+[.I4]" office:value-type="float" office:value="1.42727447826925E-020" calcext:value-type="float">
            <text:p>1.42727447826925E-20</text:p>
          </table:table-cell>
          <table:table-cell table:formula="of:=[.H4]+[.J4]" office:value-type="float" office:value="2.11607775350423E-021" calcext:value-type="float">
            <text:p>2.11607775350423E-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0.5c.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table:style-name="ce3" office:value-type="float" office:value="1.62368448668765E-020" calcext:value-type="float">
            <text:p>1.62E-20</text:p>
          </table:table-cell>
          <table:table-cell table:style-name="ce3" office:value-type="float" office:value="-2.02905557582483E-021" calcext:value-type="float">
            <text:p>-2.03E-21</text:p>
          </table:table-cell>
          <table:table-cell table:style-name="ce3" office:value-type="float" office:value="-1.72520566077821E-021" calcext:value-type="float">
            <text:p>-1.73E-21</text:p>
          </table:table-cell>
          <table:table-cell table:style-name="ce3" office:value-type="float" office:value="2.06500415346779E-023" calcext:value-type="float">
            <text:p>2.07E-23</text:p>
          </table:table-cell>
          <table:table-cell table:formula="of:=[.G5]+[.I5]" office:value-type="float" office:value="1.45116392060983E-020" calcext:value-type="float">
            <text:p>1.45116392060983E-20</text:p>
          </table:table-cell>
          <table:table-cell table:formula="of:=[.H5]+[.J5]" office:value-type="float" office:value="-2.00840553429015E-021" calcext:value-type="float">
            <text:p>-2.00840553429015E-2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5.05" calcext:value-type="float">
            <text:p>5.05</text:p>
          </table:table-cell>
          <table:table-cell table:style-name="ce3" office:value-type="float" office:value="1.20254110252936E-020" calcext:value-type="float">
            <text:p>1.20E-20</text:p>
          </table:table-cell>
          <table:table-cell table:style-name="ce3" office:value-type="float" office:value="-8.02246925869189E-022" calcext:value-type="float">
            <text:p>-8.02E-22</text:p>
          </table:table-cell>
          <table:table-cell table:style-name="ce3" office:value-type="float" office:value="-3.35598381707114E-021" calcext:value-type="float">
            <text:p>-3.36E-21</text:p>
          </table:table-cell>
          <table:table-cell table:style-name="ce3" office:value-type="float" office:value="2.23153120917423E-022" calcext:value-type="float">
            <text:p>2.23E-22</text:p>
          </table:table-cell>
          <table:table-cell table:formula="of:=[.G6]+[.I6]" office:value-type="float" office:value="8.66942720822246E-021" calcext:value-type="float">
            <text:p>8.66942720822246E-21</text:p>
          </table:table-cell>
          <table:table-cell table:formula="of:=[.H6]+[.J6]" office:value-type="float" office:value="-5.79093804951766E-022" calcext:value-type="float">
            <text:p>-5.79093804951766E-22</text:p>
          </table:table-cell>
        </table:table-row>
        <table:table-row table:style-name="ro1">
          <table:table-cell table:number-columns-repeated="5"/>
          <table:table-cell office:value-type="float" office:value="6.05" calcext:value-type="float">
            <text:p>6.05</text:p>
          </table:table-cell>
          <table:table-cell table:style-name="ce3" office:value-type="float" office:value="1.23609460816487E-020" calcext:value-type="float">
            <text:p>1.24E-20</text:p>
          </table:table-cell>
          <table:table-cell table:style-name="ce3" office:value-type="float" office:value="-4.80898396341336E-021" calcext:value-type="float">
            <text:p>-4.81E-21</text:p>
          </table:table-cell>
          <table:table-cell table:style-name="ce3" office:value-type="float" office:value="-5.21978440511667E-021" calcext:value-type="float">
            <text:p>-5.22E-21</text:p>
          </table:table-cell>
          <table:table-cell table:style-name="ce3" office:value-type="float" office:value="1.17977391834168E-022" calcext:value-type="float">
            <text:p>1.18E-22</text:p>
          </table:table-cell>
          <table:table-cell table:formula="of:=[.G7]+[.I7]" office:value-type="float" office:value="7.14116167653203E-021" calcext:value-type="float">
            <text:p>7.14116167653203E-21</text:p>
          </table:table-cell>
          <table:table-cell table:formula="of:=[.H7]+[.J7]" office:value-type="float" office:value="-4.69100657157919E-021" calcext:value-type="float">
            <text:p>-4.69100657157919E-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7.05" calcext:value-type="float">
            <text:p>7.05</text:p>
          </table:table-cell>
          <table:table-cell table:style-name="ce3" office:value-type="float" office:value="-4.95633099119356E-021" calcext:value-type="float">
            <text:p>-4.96E-21</text:p>
          </table:table-cell>
          <table:table-cell table:style-name="ce3" office:value-type="float" office:value="1.11698228472052E-020" calcext:value-type="float">
            <text:p>1.12E-20</text:p>
          </table:table-cell>
          <table:table-cell table:style-name="ce3" office:value-type="float" office:value="-7.44014720232754E-021" calcext:value-type="float">
            <text:p>-7.44E-21</text:p>
          </table:table-cell>
          <table:table-cell table:style-name="ce3" office:value-type="float" office:value="-7.83152445754798E-022" calcext:value-type="float">
            <text:p>-7.83E-22</text:p>
          </table:table-cell>
          <table:table-cell table:formula="of:=[.G8]+[.I8]" office:value-type="float" office:value="-1.23964781935211E-020" calcext:value-type="float">
            <text:p>-1.23964781935211E-20</text:p>
          </table:table-cell>
          <table:table-cell table:formula="of:=[.H8]+[.J8]" office:value-type="float" office:value="1.03866704014504E-020" calcext:value-type="float">
            <text:p>1.03866704014504E-20</text:p>
          </table:table-cell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09687051691273E-021" calcext:value-type="float">
            <text:p>2.10E-21</text:p>
          </table:table-cell>
          <table:table-cell table:style-name="ce3" office:value-type="float" office:value="-2.31941213627666E-022" calcext:value-type="float">
            <text:p>-2.32E-22</text:p>
          </table:table-cell>
          <table:table-cell/>
          <table:table-cell office:value-type="float" office:value="8.05" calcext:value-type="float">
            <text:p>8.05</text:p>
          </table:table-cell>
          <table:table-cell table:style-name="ce3" office:value-type="float" office:value="-1.22344180683685E-020" calcext:value-type="float">
            <text:p>-1.22E-20</text:p>
          </table:table-cell>
          <table:table-cell table:style-name="ce3" office:value-type="float" office:value="3.34032095885421E-022" calcext:value-type="float">
            <text:p>3.34E-22</text:p>
          </table:table-cell>
          <table:table-cell table:style-name="ce3" office:value-type="float" office:value="-8.70312604897179E-021" calcext:value-type="float">
            <text:p>-8.70E-21</text:p>
          </table:table-cell>
          <table:table-cell table:style-name="ce3" office:value-type="float" office:value="-4.27440232771832E-022" calcext:value-type="float">
            <text:p>-4.27E-22</text:p>
          </table:table-cell>
          <table:table-cell table:formula="of:=[.G9]+[.I9]" office:value-type="float" office:value="-2.09375441173403E-020" calcext:value-type="float">
            <text:p>-2.09375441173403E-20</text:p>
          </table:table-cell>
          <table:table-cell table:formula="of:=[.H9]+[.J9]" office:value-type="float" office:value="-9.3408136886411E-023" calcext:value-type="float">
            <text:p>-9.3408136886411E-23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50456854855481E-023" calcext:value-type="float">
            <text:p>-1.50E-23</text:p>
          </table:table-cell>
          <table:table-cell table:style-name="ce3" office:value-type="float" office:value="2.29290227035354E-024" calcext:value-type="float">
            <text:p>2.29E-24</text:p>
          </table:table-cell>
          <table:table-cell/>
          <table:table-cell office:value-type="float" office:value="9.05" calcext:value-type="float">
            <text:p>9.05</text:p>
          </table:table-cell>
          <table:table-cell table:style-name="ce3" office:value-type="float" office:value="-5.67152257803665E-020" calcext:value-type="float">
            <text:p>-5.67E-20</text:p>
          </table:table-cell>
          <table:table-cell table:style-name="ce3" office:value-type="float" office:value="-1.75721968266689E-020" calcext:value-type="float">
            <text:p>-1.76E-20</text:p>
          </table:table-cell>
          <table:table-cell table:style-name="ce3" office:value-type="float" office:value="-1.04405785978557E-020" calcext:value-type="float">
            <text:p>-1.04E-20</text:p>
          </table:table-cell>
          <table:table-cell table:style-name="ce3" office:value-type="float" office:value="-3.69167232283732E-023" calcext:value-type="float">
            <text:p>-3.69E-23</text:p>
          </table:table-cell>
          <table:table-cell table:formula="of:=[.G10]+[.I10]" office:value-type="float" office:value="-6.71558043782222E-020" calcext:value-type="float">
            <text:p>-6.71558043782222E-20</text:p>
          </table:table-cell>
          <table:table-cell table:formula="of:=[.H10]+[.J10]" office:value-type="float" office:value="-1.76091135498973E-020" calcext:value-type="float">
            <text:p>-1.76091135498973E-20</text:p>
          </table:table-cell>
        </table:table-row>
        <table:table-row table:style-name="ro1">
          <table:table-cell table:number-columns-repeated="5"/>
          <table:table-cell office:value-type="float" office:value="10.05" calcext:value-type="float">
            <text:p>10.05</text:p>
          </table:table-cell>
          <table:table-cell table:style-name="ce3" office:value-type="float" office:value="-7.82295394597354E-020" calcext:value-type="float">
            <text:p>-7.82E-20</text:p>
          </table:table-cell>
          <table:table-cell table:style-name="ce3" office:value-type="float" office:value="-2.87241787452855E-021" calcext:value-type="float">
            <text:p>-2.87E-21</text:p>
          </table:table-cell>
          <table:table-cell table:style-name="ce3" office:value-type="float" office:value="-1.3029678888639E-020" calcext:value-type="float">
            <text:p>-1.30E-20</text:p>
          </table:table-cell>
          <table:table-cell table:style-name="ce3" office:value-type="float" office:value="1.1296454159531E-021" calcext:value-type="float">
            <text:p>1.13E-21</text:p>
          </table:table-cell>
          <table:table-cell table:formula="of:=[.G11]+[.I11]" office:value-type="float" office:value="-9.12592183483744E-020" calcext:value-type="float">
            <text:p>-9.12592183483744E-20</text:p>
          </table:table-cell>
          <table:table-cell table:formula="of:=[.H11]+[.J11]" office:value-type="float" office:value="-1.74277245857545E-021" calcext:value-type="float">
            <text:p>-1.74277245857545E-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11.05" calcext:value-type="float">
            <text:p>11.05</text:p>
          </table:table-cell>
          <table:table-cell table:style-name="ce3" office:value-type="float" office:value="-1.03695986536797E-019" calcext:value-type="float">
            <text:p>-1.04E-19</text:p>
          </table:table-cell>
          <table:table-cell table:style-name="ce3" office:value-type="float" office:value="-1.04376017756153E-020" calcext:value-type="float">
            <text:p>-1.04E-20</text:p>
          </table:table-cell>
          <table:table-cell table:style-name="ce3" office:value-type="float" office:value="-1.31097264685617E-020" calcext:value-type="float">
            <text:p>-1.31E-20</text:p>
          </table:table-cell>
          <table:table-cell table:style-name="ce3" office:value-type="float" office:value="-1.07280128682542E-021" calcext:value-type="float">
            <text:p>-1.07E-21</text:p>
          </table:table-cell>
          <table:table-cell table:formula="of:=[.G12]+[.I12]" office:value-type="float" office:value="-1.16805713005359E-019" calcext:value-type="float">
            <text:p>-1.16805713005359E-19</text:p>
          </table:table-cell>
          <table:table-cell table:formula="of:=[.H12]+[.J12]" office:value-type="float" office:value="-1.15104030624407E-020" calcext:value-type="float">
            <text:p>-1.15104030624407E-20</text:p>
          </table:table-cell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7.87313281765818E-021" calcext:value-type="float">
            <text:p>7.87E-21</text:p>
          </table:table-cell>
          <table:table-cell table:style-name="ce3" office:value-type="float" office:value="1.0478263572336E-023" calcext:value-type="float">
            <text:p>1.05E-23</text:p>
          </table:table-cell>
          <table:table-cell/>
          <table:table-cell office:value-type="float" office:value="12.05" calcext:value-type="float">
            <text:p>12.05</text:p>
          </table:table-cell>
          <table:table-cell table:style-name="ce3" office:value-type="float" office:value="-1.5151568690208E-019" calcext:value-type="float">
            <text:p>-1.52E-19</text:p>
          </table:table-cell>
          <table:table-cell table:style-name="ce3" office:value-type="float" office:value="7.32048043300085E-021" calcext:value-type="float">
            <text:p>7.32E-21</text:p>
          </table:table-cell>
          <table:table-cell table:style-name="ce3" office:value-type="float" office:value="-1.38717455222899E-020" calcext:value-type="float">
            <text:p>-1.39E-20</text:p>
          </table:table-cell>
          <table:table-cell table:style-name="ce3" office:value-type="float" office:value="-1.80598086987989E-023" calcext:value-type="float">
            <text:p>-1.81E-23</text:p>
          </table:table-cell>
          <table:table-cell table:formula="of:=[.G13]+[.I13]" office:value-type="float" office:value="-1.6538743242437E-019" calcext:value-type="float">
            <text:p>-1.6538743242437E-19</text:p>
          </table:table-cell>
          <table:table-cell table:formula="of:=[.H13]+[.J13]" office:value-type="float" office:value="7.30242062430205E-021" calcext:value-type="float">
            <text:p>7.30242062430205E-21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2.23627986200236E-022" calcext:value-type="float">
            <text:p>-2.24E-22</text:p>
          </table:table-cell>
          <table:table-cell table:style-name="ce3" office:value-type="float" office:value="-7.82182090684717E-024" calcext:value-type="float">
            <text:p>-7.82E-24</text:p>
          </table:table-cell>
          <table:table-cell/>
          <table:table-cell office:value-type="float" office:value="13.05" calcext:value-type="float">
            <text:p>13.05</text:p>
          </table:table-cell>
          <table:table-cell table:style-name="ce3" office:value-type="float" office:value="-2.16128007492823E-019" calcext:value-type="float">
            <text:p>-2.16E-19</text:p>
          </table:table-cell>
          <table:table-cell table:style-name="ce3" office:value-type="float" office:value="-1.04892384753987E-020" calcext:value-type="float">
            <text:p>-1.05E-20</text:p>
          </table:table-cell>
          <table:table-cell table:style-name="ce3" office:value-type="float" office:value="-1.73086612007899E-020" calcext:value-type="float">
            <text:p>-1.73E-20</text:p>
          </table:table-cell>
          <table:table-cell table:style-name="ce3" office:value-type="float" office:value="-2.31030607845755E-021" calcext:value-type="float">
            <text:p>-2.31E-21</text:p>
          </table:table-cell>
          <table:table-cell table:formula="of:=[.G14]+[.I14]" office:value-type="float" office:value="-2.33436668693613E-019" calcext:value-type="float">
            <text:p>-2.33436668693613E-19</text:p>
          </table:table-cell>
          <table:table-cell table:formula="of:=[.H14]+[.J14]" office:value-type="float" office:value="-1.27995445538563E-020" calcext:value-type="float">
            <text:p>-1.27995445538563E-20</text:p>
          </table:table-cell>
        </table:table-row>
        <table:table-row table:style-name="ro1">
          <table:table-cell table:number-columns-repeated="5"/>
          <table:table-cell office:value-type="float" office:value="14.05" calcext:value-type="float">
            <text:p>14.05</text:p>
          </table:table-cell>
          <table:table-cell table:style-name="ce3" office:value-type="float" office:value="-2.34396093199122E-019" calcext:value-type="float">
            <text:p>-2.34E-19</text:p>
          </table:table-cell>
          <table:table-cell table:style-name="ce3" office:value-type="float" office:value="-9.50567030247511E-021" calcext:value-type="float">
            <text:p>-9.51E-21</text:p>
          </table:table-cell>
          <table:table-cell table:style-name="ce3" office:value-type="float" office:value="-2.46651194274234E-020" calcext:value-type="float">
            <text:p>-2.47E-20</text:p>
          </table:table-cell>
          <table:table-cell table:style-name="ce3" office:value-type="float" office:value="-3.15423035015534E-021" calcext:value-type="float">
            <text:p>-3.15E-21</text:p>
          </table:table-cell>
          <table:table-cell table:formula="of:=[.G15]+[.I15]" office:value-type="float" office:value="-2.59061212626545E-019" calcext:value-type="float">
            <text:p>-2.59061212626545E-19</text:p>
          </table:table-cell>
          <table:table-cell table:formula="of:=[.H15]+[.J15]" office:value-type="float" office:value="-1.26599006526305E-020" calcext:value-type="float">
            <text:p>-1.26599006526305E-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15.05" calcext:value-type="float">
            <text:p>15.05</text:p>
          </table:table-cell>
          <table:table-cell table:style-name="ce3" office:value-type="float" office:value="-2.82752358469114E-019" calcext:value-type="float">
            <text:p>-2.83E-19</text:p>
          </table:table-cell>
          <table:table-cell table:style-name="ce3" office:value-type="float" office:value="-3.06414480181414E-020" calcext:value-type="float">
            <text:p>-3.06E-20</text:p>
          </table:table-cell>
          <table:table-cell table:style-name="ce3" office:value-type="float" office:value="-2.3829529441185E-020" calcext:value-type="float">
            <text:p>-2.38E-20</text:p>
          </table:table-cell>
          <table:table-cell table:style-name="ce3" office:value-type="float" office:value="-2.97129117253707E-022" calcext:value-type="float">
            <text:p>-2.97E-22</text:p>
          </table:table-cell>
          <table:table-cell table:formula="of:=[.G16]+[.I16]" office:value-type="float" office:value="-3.06581887910299E-019" calcext:value-type="float">
            <text:p>-3.06581887910299E-19</text:p>
          </table:table-cell>
          <table:table-cell table:formula="of:=[.H16]+[.J16]" office:value-type="float" office:value="-3.09385771353951E-020" calcext:value-type="float">
            <text:p>-3.09385771353951E-20</text:p>
          </table:table-cell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1.49906596508967E-020" calcext:value-type="float">
            <text:p>1.50E-20</text:p>
          </table:table-cell>
          <table:table-cell table:style-name="ce3" office:value-type="float" office:value="2.10757946028582E-021" calcext:value-type="float">
            <text:p>2.11E-21</text:p>
          </table:table-cell>
          <table:table-cell/>
          <table:table-cell office:value-type="float" office:value="16.05" calcext:value-type="float">
            <text:p>16.05</text:p>
          </table:table-cell>
          <table:table-cell table:style-name="ce3" office:value-type="float" office:value="-3.40321178230401E-019" calcext:value-type="float">
            <text:p>-3.40E-19</text:p>
          </table:table-cell>
          <table:table-cell table:style-name="ce3" office:value-type="float" office:value="-2.59035141792765E-020" calcext:value-type="float">
            <text:p>-2.59E-20</text:p>
          </table:table-cell>
          <table:table-cell table:style-name="ce3" office:value-type="float" office:value="-2.89268351089598E-020" calcext:value-type="float">
            <text:p>-2.89E-20</text:p>
          </table:table-cell>
          <table:table-cell table:style-name="ce3" office:value-type="float" office:value="8.99287010235805E-022" calcext:value-type="float">
            <text:p>8.99E-22</text:p>
          </table:table-cell>
          <table:table-cell table:formula="of:=[.G17]+[.I17]" office:value-type="float" office:value="-3.69248013339361E-019" calcext:value-type="float">
            <text:p>-3.69248013339361E-19</text:p>
          </table:table-cell>
          <table:table-cell table:formula="of:=[.H17]+[.J17]" office:value-type="float" office:value="-2.50042271690407E-020" calcext:value-type="float">
            <text:p>-2.50042271690407E-20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7.17914868204177E-022" calcext:value-type="float">
            <text:p>-7.18E-22</text:p>
          </table:table-cell>
          <table:table-cell table:style-name="ce3" office:value-type="float" office:value="8.49829321840938E-024" calcext:value-type="float">
            <text:p>8.50E-24</text:p>
          </table:table-cell>
          <table:table-cell/>
          <table:table-cell office:value-type="float" office:value="17.05" calcext:value-type="float">
            <text:p>17.05</text:p>
          </table:table-cell>
          <table:table-cell table:style-name="ce3" office:value-type="float" office:value="-3.97555443965395E-019" calcext:value-type="float">
            <text:p>-3.98E-19</text:p>
          </table:table-cell>
          <table:table-cell table:style-name="ce3" office:value-type="float" office:value="-1.19071874894514E-020" calcext:value-type="float">
            <text:p>-1.19E-20</text:p>
          </table:table-cell>
          <table:table-cell table:style-name="ce3" office:value-type="float" office:value="-2.39756209917572E-020" calcext:value-type="float">
            <text:p>-2.40E-20</text:p>
          </table:table-cell>
          <table:table-cell table:style-name="ce3" office:value-type="float" office:value="3.2152633319189E-021" calcext:value-type="float">
            <text:p>3.22E-21</text:p>
          </table:table-cell>
          <table:table-cell table:formula="of:=[.G18]+[.I18]" office:value-type="float" office:value="-4.21531064957152E-019" calcext:value-type="float">
            <text:p>-4.21531064957152E-19</text:p>
          </table:table-cell>
          <table:table-cell table:formula="of:=[.H18]+[.J18]" office:value-type="float" office:value="-8.6919241575325E-021" calcext:value-type="float">
            <text:p>-8.6919241575325E-21</text:p>
          </table:table-cell>
        </table:table-row>
        <table:table-row table:style-name="ro1">
          <table:table-cell table:number-columns-repeated="5"/>
          <table:table-cell office:value-type="float" office:value="18.05" calcext:value-type="float">
            <text:p>18.05</text:p>
          </table:table-cell>
          <table:table-cell table:style-name="ce3" office:value-type="float" office:value="-4.90676778262097E-019" calcext:value-type="float">
            <text:p>-4.91E-19</text:p>
          </table:table-cell>
          <table:table-cell table:style-name="ce3" office:value-type="float" office:value="3.80530188877052E-020" calcext:value-type="float">
            <text:p>3.81E-20</text:p>
          </table:table-cell>
          <table:table-cell table:style-name="ce3" office:value-type="float" office:value="-2.91408048756753E-020" calcext:value-type="float">
            <text:p>-2.91E-20</text:p>
          </table:table-cell>
          <table:table-cell table:style-name="ce3" office:value-type="float" office:value="2.14896249016374E-021" calcext:value-type="float">
            <text:p>2.15E-21</text:p>
          </table:table-cell>
          <table:table-cell table:formula="of:=[.G19]+[.I19]" office:value-type="float" office:value="-5.19817583137772E-019" calcext:value-type="float">
            <text:p>-5.19817583137772E-19</text:p>
          </table:table-cell>
          <table:table-cell table:formula="of:=[.H19]+[.J19]" office:value-type="float" office:value="4.02019813778689E-020" calcext:value-type="float">
            <text:p>4.02019813778689E-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19.05" calcext:value-type="float">
            <text:p>19.05</text:p>
          </table:table-cell>
          <table:table-cell table:style-name="ce3" office:value-type="float" office:value="-5.63047253264844E-019" calcext:value-type="float">
            <text:p>-5.63E-19</text:p>
          </table:table-cell>
          <table:table-cell table:style-name="ce3" office:value-type="float" office:value="-2.46484149582376E-020" calcext:value-type="float">
            <text:p>-2.46E-20</text:p>
          </table:table-cell>
          <table:table-cell table:style-name="ce3" office:value-type="float" office:value="-2.79519096487405E-020" calcext:value-type="float">
            <text:p>-2.80E-20</text:p>
          </table:table-cell>
          <table:table-cell table:style-name="ce3" office:value-type="float" office:value="8.49420273024999E-022" calcext:value-type="float">
            <text:p>8.49E-22</text:p>
          </table:table-cell>
          <table:table-cell table:formula="of:=[.G20]+[.I20]" office:value-type="float" office:value="-5.90999162913584E-019" calcext:value-type="float">
            <text:p>-5.90999162913584E-19</text:p>
          </table:table-cell>
          <table:table-cell table:formula="of:=[.H20]+[.J20]" office:value-type="float" office:value="-2.37989946852126E-020" calcext:value-type="float">
            <text:p>-2.37989946852126E-20</text:p>
          </table:table-cell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1.62368448668765E-020" calcext:value-type="float">
            <text:p>1.62E-20</text:p>
          </table:table-cell>
          <table:table-cell table:style-name="ce3" office:value-type="float" office:value="-2.02905557582483E-021" calcext:value-type="float">
            <text:p>-2.03E-21</text:p>
          </table:table-cell>
          <table:table-cell/>
          <table:table-cell office:value-type="float" office:value="20.05" calcext:value-type="float">
            <text:p>20.05</text:p>
          </table:table-cell>
          <table:table-cell table:style-name="ce3" office:value-type="float" office:value="-6.42104811687698E-019" calcext:value-type="float">
            <text:p>-6.42E-19</text:p>
          </table:table-cell>
          <table:table-cell table:style-name="ce3" office:value-type="float" office:value="-1.06013693523819E-020" calcext:value-type="float">
            <text:p>-1.06E-20</text:p>
          </table:table-cell>
          <table:table-cell table:style-name="ce3" office:value-type="float" office:value="-4.13532257830653E-020" calcext:value-type="float">
            <text:p>-4.14E-20</text:p>
          </table:table-cell>
          <table:table-cell table:style-name="ce3" office:value-type="float" office:value="3.06095301605785E-021" calcext:value-type="float">
            <text:p>3.06E-21</text:p>
          </table:table-cell>
          <table:table-cell table:formula="of:=[.G21]+[.I21]" office:value-type="float" office:value="-6.83458037470763E-019" calcext:value-type="float">
            <text:p>-6.83458037470763E-19</text:p>
          </table:table-cell>
          <table:table-cell table:formula="of:=[.H21]+[.J21]" office:value-type="float" office:value="-7.54041633632405E-021" calcext:value-type="float">
            <text:p>-7.54041633632405E-21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72520566077821E-021" calcext:value-type="float">
            <text:p>-1.73E-21</text:p>
          </table:table-cell>
          <table:table-cell table:style-name="ce3" office:value-type="float" office:value="2.06500415346779E-023" calcext:value-type="float">
            <text:p>2.07E-23</text:p>
          </table:table-cell>
          <table:table-cell/>
          <table:table-cell office:value-type="float" office:value="21.05" calcext:value-type="float">
            <text:p>21.05</text:p>
          </table:table-cell>
          <table:table-cell table:style-name="ce3" office:value-type="float" office:value="-7.2072061858577E-019" calcext:value-type="float">
            <text:p>-7.21E-19</text:p>
          </table:table-cell>
          <table:table-cell table:style-name="ce3" office:value-type="float" office:value="6.42137676502874E-021" calcext:value-type="float">
            <text:p>6.42E-21</text:p>
          </table:table-cell>
          <table:table-cell table:style-name="ce3" office:value-type="float" office:value="-3.27409492490345E-020" calcext:value-type="float">
            <text:p>-3.27E-20</text:p>
          </table:table-cell>
          <table:table-cell table:style-name="ce3" office:value-type="float" office:value="-8.49574161536028E-021" calcext:value-type="float">
            <text:p>-8.50E-21</text:p>
          </table:table-cell>
          <table:table-cell table:formula="of:=[.G22]+[.I22]" office:value-type="float" office:value="-7.53461567834805E-019" calcext:value-type="float">
            <text:p>-7.53461567834805E-19</text:p>
          </table:table-cell>
          <table:table-cell table:formula="of:=[.H22]+[.J22]" office:value-type="float" office:value="-2.07436485033154E-021" calcext:value-type="float">
            <text:p>-2.07436485033154E-21</text:p>
          </table:table-cell>
        </table:table-row>
        <table:table-row table:style-name="ro1">
          <table:table-cell table:number-columns-repeated="5"/>
          <table:table-cell office:value-type="float" office:value="22.05" calcext:value-type="float">
            <text:p>22.05</text:p>
          </table:table-cell>
          <table:table-cell table:style-name="ce3" office:value-type="float" office:value="-7.28558141002802E-019" calcext:value-type="float">
            <text:p>-7.29E-19</text:p>
          </table:table-cell>
          <table:table-cell table:style-name="ce3" office:value-type="float" office:value="4.85754704927103E-020" calcext:value-type="float">
            <text:p>4.86E-20</text:p>
          </table:table-cell>
          <table:table-cell table:style-name="ce3" office:value-type="float" office:value="-5.19488452221225E-020" calcext:value-type="float">
            <text:p>-5.19E-20</text:p>
          </table:table-cell>
          <table:table-cell table:style-name="ce3" office:value-type="float" office:value="8.19340087373933E-022" calcext:value-type="float">
            <text:p>8.19E-22</text:p>
          </table:table-cell>
          <table:table-cell table:formula="of:=[.G23]+[.I23]" office:value-type="float" office:value="-7.80506986224925E-019" calcext:value-type="float">
            <text:p>-7.80506986224925E-19</text:p>
          </table:table-cell>
          <table:table-cell table:formula="of:=[.H23]+[.J23]" office:value-type="float" office:value="4.93948105800842E-020" calcext:value-type="float">
            <text:p>4.93948105800842E-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23.05" calcext:value-type="float">
            <text:p>23.05</text:p>
          </table:table-cell>
          <table:table-cell table:style-name="ce3" office:value-type="float" office:value="-8.12595611475296E-019" calcext:value-type="float">
            <text:p>-8.13E-19</text:p>
          </table:table-cell>
          <table:table-cell table:style-name="ce3" office:value-type="float" office:value="4.25133493370488E-020" calcext:value-type="float">
            <text:p>4.25E-20</text:p>
          </table:table-cell>
          <table:table-cell table:style-name="ce3" office:value-type="float" office:value="-5.19524064054773E-020" calcext:value-type="float">
            <text:p>-5.20E-20</text:p>
          </table:table-cell>
          <table:table-cell table:style-name="ce3" office:value-type="float" office:value="-1.85882574301688E-021" calcext:value-type="float">
            <text:p>-1.86E-21</text:p>
          </table:table-cell>
          <table:table-cell table:formula="of:=[.G24]+[.I24]" office:value-type="float" office:value="-8.64548017880773E-019" calcext:value-type="float">
            <text:p>-8.64548017880773E-19</text:p>
          </table:table-cell>
          <table:table-cell table:formula="of:=[.H24]+[.J24]" office:value-type="float" office:value="4.06545235940319E-020" calcext:value-type="float">
            <text:p>4.06545235940319E-20</text:p>
          </table:table-cell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1.20254110252936E-020" calcext:value-type="float">
            <text:p>1.20E-20</text:p>
          </table:table-cell>
          <table:table-cell table:style-name="ce3" office:value-type="float" office:value="-8.02246925869189E-022" calcext:value-type="float">
            <text:p>-8.02E-22</text:p>
          </table:table-cell>
          <table:table-cell/>
          <table:table-cell office:value-type="float" office:value="24.05" calcext:value-type="float">
            <text:p>24.05</text:p>
          </table:table-cell>
          <table:table-cell table:style-name="ce3" office:value-type="float" office:value="-9.25879345746896E-019" calcext:value-type="float">
            <text:p>-9.26E-19</text:p>
          </table:table-cell>
          <table:table-cell table:style-name="ce3" office:value-type="float" office:value="-2.87879329868503E-020" calcext:value-type="float">
            <text:p>-2.88E-20</text:p>
          </table:table-cell>
          <table:table-cell table:style-name="ce3" office:value-type="float" office:value="-3.82482672908572E-020" calcext:value-type="float">
            <text:p>-3.82E-20</text:p>
          </table:table-cell>
          <table:table-cell table:style-name="ce3" office:value-type="float" office:value="2.89281991564785E-022" calcext:value-type="float">
            <text:p>2.89E-22</text:p>
          </table:table-cell>
          <table:table-cell table:formula="of:=[.G25]+[.I25]" office:value-type="float" office:value="-9.64127613037753E-019" calcext:value-type="float">
            <text:p>-9.64127613037753E-19</text:p>
          </table:table-cell>
          <table:table-cell table:formula="of:=[.H25]+[.J25]" office:value-type="float" office:value="-2.84986509952855E-020" calcext:value-type="float">
            <text:p>-2.84986509952855E-20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3.35598381707114E-021" calcext:value-type="float">
            <text:p>-3.36E-21</text:p>
          </table:table-cell>
          <table:table-cell table:style-name="ce3" office:value-type="float" office:value="2.23153120917423E-022" calcext:value-type="float">
            <text:p>2.23E-22</text:p>
          </table:table-cell>
          <table:table-cell/>
          <table:table-cell office:value-type="float" office:value="25.05" calcext:value-type="float">
            <text:p>25.05</text:p>
          </table:table-cell>
          <table:table-cell table:style-name="ce3" office:value-type="float" office:value="-1.03498329671129E-018" calcext:value-type="float">
            <text:p>-1.03E-18</text:p>
          </table:table-cell>
          <table:table-cell table:style-name="ce3" office:value-type="float" office:value="1.98435838097393E-020" calcext:value-type="float">
            <text:p>1.98E-20</text:p>
          </table:table-cell>
          <table:table-cell table:style-name="ce3" office:value-type="float" office:value="-4.38961162050854E-020" calcext:value-type="float">
            <text:p>-4.39E-20</text:p>
          </table:table-cell>
          <table:table-cell table:style-name="ce3" office:value-type="float" office:value="1.07143865108155E-022" calcext:value-type="float">
            <text:p>1.07E-22</text:p>
          </table:table-cell>
          <table:table-cell table:formula="of:=[.G26]+[.I26]" office:value-type="float" office:value="-1.07887941291638E-018" calcext:value-type="float">
            <text:p>-1.07887941291638E-18</text:p>
          </table:table-cell>
          <table:table-cell table:formula="of:=[.H26]+[.J26]" office:value-type="float" office:value="1.99507276748475E-020" calcext:value-type="float">
            <text:p>1.99507276748475E-20</text:p>
          </table:table-cell>
        </table:table-row>
        <table:table-row table:style-name="ro1">
          <table:table-cell table:number-columns-repeated="5"/>
          <table:table-cell office:value-type="float" office:value="26.05" calcext:value-type="float">
            <text:p>26.05</text:p>
          </table:table-cell>
          <table:table-cell table:style-name="ce3" office:value-type="float" office:value="-1.1652190482818E-018" calcext:value-type="float">
            <text:p>-1.17E-18</text:p>
          </table:table-cell>
          <table:table-cell table:style-name="ce3" office:value-type="float" office:value="-4.55595135538818E-020" calcext:value-type="float">
            <text:p>-4.56E-20</text:p>
          </table:table-cell>
          <table:table-cell table:style-name="ce3" office:value-type="float" office:value="-6.0028883341043E-020" calcext:value-type="float">
            <text:p>-6.00E-20</text:p>
          </table:table-cell>
          <table:table-cell table:style-name="ce3" office:value-type="float" office:value="-3.48699891982402E-021" calcext:value-type="float">
            <text:p>-3.49E-21</text:p>
          </table:table-cell>
          <table:table-cell table:formula="of:=[.G27]+[.I27]" office:value-type="float" office:value="-1.22524793162284E-018" calcext:value-type="float">
            <text:p>-1.22524793162284E-18</text:p>
          </table:table-cell>
          <table:table-cell table:formula="of:=[.H27]+[.J27]" office:value-type="float" office:value="-4.90465124737058E-020" calcext:value-type="float">
            <text:p>-4.90465124737058E-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27.05" calcext:value-type="float">
            <text:p>27.05</text:p>
          </table:table-cell>
          <table:table-cell table:style-name="ce3" office:value-type="float" office:value="-1.18590443416213E-018" calcext:value-type="float">
            <text:p>-1.19E-18</text:p>
          </table:table-cell>
          <table:table-cell table:style-name="ce3" office:value-type="float" office:value="-3.74365507199255E-020" calcext:value-type="float">
            <text:p>-3.74E-20</text:p>
          </table:table-cell>
          <table:table-cell table:style-name="ce3" office:value-type="float" office:value="-6.42042317501151E-020" calcext:value-type="float">
            <text:p>-6.42E-20</text:p>
          </table:table-cell>
          <table:table-cell table:style-name="ce3" office:value-type="float" office:value="1.4871304340465E-021" calcext:value-type="float">
            <text:p>1.49E-21</text:p>
          </table:table-cell>
          <table:table-cell table:formula="of:=[.G28]+[.I28]" office:value-type="float" office:value="-1.25010866591225E-018" calcext:value-type="float">
            <text:p>-1.25010866591225E-18</text:p>
          </table:table-cell>
          <table:table-cell table:formula="of:=[.H28]+[.J28]" office:value-type="float" office:value="-3.5949420285879E-020" calcext:value-type="float">
            <text:p>-3.5949420285879E-20</text:p>
          </table:table-cell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1.23609460816487E-020" calcext:value-type="float">
            <text:p>1.24E-20</text:p>
          </table:table-cell>
          <table:table-cell table:style-name="ce3" office:value-type="float" office:value="-4.80898396341336E-021" calcext:value-type="float">
            <text:p>-4.81E-21</text:p>
          </table:table-cell>
          <table:table-cell/>
          <table:table-cell office:value-type="float" office:value="28.05" calcext:value-type="float">
            <text:p>28.05</text:p>
          </table:table-cell>
          <table:table-cell table:style-name="ce3" office:value-type="float" office:value="-1.27731764800526E-018" calcext:value-type="float">
            <text:p>-1.28E-18</text:p>
          </table:table-cell>
          <table:table-cell table:style-name="ce3" office:value-type="float" office:value="2.4851722972203E-020" calcext:value-type="float">
            <text:p>2.49E-20</text:p>
          </table:table-cell>
          <table:table-cell table:style-name="ce3" office:value-type="float" office:value="-5.76935725150659E-020" calcext:value-type="float">
            <text:p>-5.77E-20</text:p>
          </table:table-cell>
          <table:table-cell table:style-name="ce3" office:value-type="float" office:value="8.71014715809575E-021" calcext:value-type="float">
            <text:p>8.71E-21</text:p>
          </table:table-cell>
          <table:table-cell table:formula="of:=[.G29]+[.I29]" office:value-type="float" office:value="-1.33501122052033E-018" calcext:value-type="float">
            <text:p>-1.33501122052033E-18</text:p>
          </table:table-cell>
          <table:table-cell table:formula="of:=[.H29]+[.J29]" office:value-type="float" office:value="3.35618701302988E-020" calcext:value-type="float">
            <text:p>3.35618701302988E-20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5.21978440511667E-021" calcext:value-type="float">
            <text:p>-5.22E-21</text:p>
          </table:table-cell>
          <table:table-cell table:style-name="ce3" office:value-type="float" office:value="1.17977391834168E-022" calcext:value-type="float">
            <text:p>1.18E-22</text:p>
          </table:table-cell>
          <table:table-cell/>
          <table:table-cell office:value-type="float" office:value="29.05" calcext:value-type="float">
            <text:p>29.05</text:p>
          </table:table-cell>
          <table:table-cell table:style-name="ce3" office:value-type="float" office:value="-1.36853978804918E-018" calcext:value-type="float">
            <text:p>-1.37E-18</text:p>
          </table:table-cell>
          <table:table-cell table:style-name="ce3" office:value-type="float" office:value="3.00865543018586E-020" calcext:value-type="float">
            <text:p>3.01E-20</text:p>
          </table:table-cell>
          <table:table-cell table:style-name="ce3" office:value-type="float" office:value="-6.50464660609627E-020" calcext:value-type="float">
            <text:p>-6.50E-20</text:p>
          </table:table-cell>
          <table:table-cell table:style-name="ce3" office:value-type="float" office:value="-2.21024266692012E-021" calcext:value-type="float">
            <text:p>-2.21E-21</text:p>
          </table:table-cell>
          <table:table-cell table:formula="of:=[.G30]+[.I30]" office:value-type="float" office:value="-1.43358625411014E-018" calcext:value-type="float">
            <text:p>-1.43358625411014E-18</text:p>
          </table:table-cell>
          <table:table-cell table:formula="of:=[.H30]+[.J30]" office:value-type="float" office:value="2.78763116349385E-020" calcext:value-type="float">
            <text:p>2.78763116349385E-20</text:p>
          </table:table-cell>
        </table:table-row>
        <table:table-row table:style-name="ro1">
          <table:table-cell table:number-columns-repeated="5"/>
          <table:table-cell office:value-type="float" office:value="30.05" calcext:value-type="float">
            <text:p>30.05</text:p>
          </table:table-cell>
          <table:table-cell table:style-name="ce3" office:value-type="float" office:value="-1.43321556654105E-018" calcext:value-type="float">
            <text:p>-1.43E-18</text:p>
          </table:table-cell>
          <table:table-cell table:style-name="ce3" office:value-type="float" office:value="4.5968555941522E-020" calcext:value-type="float">
            <text:p>4.60E-20</text:p>
          </table:table-cell>
          <table:table-cell table:style-name="ce3" office:value-type="float" office:value="-7.88032269099817E-020" calcext:value-type="float">
            <text:p>-7.88E-20</text:p>
          </table:table-cell>
          <table:table-cell table:style-name="ce3" office:value-type="float" office:value="-7.3996259656158E-021" calcext:value-type="float">
            <text:p>-7.40E-21</text:p>
          </table:table-cell>
          <table:table-cell table:formula="of:=[.G31]+[.I31]" office:value-type="float" office:value="-1.51201879345103E-018" calcext:value-type="float">
            <text:p>-1.51201879345103E-18</text:p>
          </table:table-cell>
          <table:table-cell table:formula="of:=[.H31]+[.J31]" office:value-type="float" office:value="3.85689299759062E-020" calcext:value-type="float">
            <text:p>3.85689299759062E-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31.05" calcext:value-type="float">
            <text:p>31.05</text:p>
          </table:table-cell>
          <table:table-cell table:style-name="ce3" office:value-type="float" office:value="-1.50122361058134E-018" calcext:value-type="float">
            <text:p>-1.50E-18</text:p>
          </table:table-cell>
          <table:table-cell table:style-name="ce3" office:value-type="float" office:value="-2.2509114500303E-021" calcext:value-type="float">
            <text:p>-2.25E-21</text:p>
          </table:table-cell>
          <table:table-cell table:style-name="ce3" office:value-type="float" office:value="-7.79676814469273E-020" calcext:value-type="float">
            <text:p>-7.80E-20</text:p>
          </table:table-cell>
          <table:table-cell table:style-name="ce3" office:value-type="float" office:value="1.78337264262002E-021" calcext:value-type="float">
            <text:p>1.78E-21</text:p>
          </table:table-cell>
          <table:table-cell table:formula="of:=[.G32]+[.I32]" office:value-type="float" office:value="-1.57919129202827E-018" calcext:value-type="float">
            <text:p>-1.57919129202827E-18</text:p>
          </table:table-cell>
          <table:table-cell table:formula="of:=[.H32]+[.J32]" office:value-type="float" office:value="-4.6753880741028E-022" calcext:value-type="float">
            <text:p>-4.6753880741028E-22</text:p>
          </table:table-cell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4.95633099119356E-021" calcext:value-type="float">
            <text:p>-4.96E-21</text:p>
          </table:table-cell>
          <table:table-cell table:style-name="ce3" office:value-type="float" office:value="1.11698228472052E-020" calcext:value-type="float">
            <text:p>1.12E-20</text:p>
          </table:table-cell>
          <table:table-cell/>
          <table:table-cell office:value-type="float" office:value="32.05" calcext:value-type="float">
            <text:p>32.05</text:p>
          </table:table-cell>
          <table:table-cell table:style-name="ce3" office:value-type="float" office:value="-1.55185150049647E-018" calcext:value-type="float">
            <text:p>-1.55E-18</text:p>
          </table:table-cell>
          <table:table-cell table:style-name="ce3" office:value-type="float" office:value="3.12986362176245E-020" calcext:value-type="float">
            <text:p>3.13E-20</text:p>
          </table:table-cell>
          <table:table-cell table:style-name="ce3" office:value-type="float" office:value="-6.9803922478558E-020" calcext:value-type="float">
            <text:p>-6.98E-20</text:p>
          </table:table-cell>
          <table:table-cell table:style-name="ce3" office:value-type="float" office:value="-7.86642857840924E-021" calcext:value-type="float">
            <text:p>-7.87E-21</text:p>
          </table:table-cell>
          <table:table-cell table:formula="of:=[.G33]+[.I33]" office:value-type="float" office:value="-1.62165542297503E-018" calcext:value-type="float">
            <text:p>-1.62165542297503E-18</text:p>
          </table:table-cell>
          <table:table-cell table:formula="of:=[.H33]+[.J33]" office:value-type="float" office:value="2.34322076392153E-020" calcext:value-type="float">
            <text:p>2.34322076392153E-20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7.44014720232754E-021" calcext:value-type="float">
            <text:p>-7.44E-21</text:p>
          </table:table-cell>
          <table:table-cell table:style-name="ce3" office:value-type="float" office:value="-7.83152445754798E-022" calcext:value-type="float">
            <text:p>-7.83E-22</text:p>
          </table:table-cell>
          <table:table-cell/>
          <table:table-cell office:value-type="float" office:value="33.05" calcext:value-type="float">
            <text:p>33.05</text:p>
          </table:table-cell>
          <table:table-cell table:style-name="ce3" office:value-type="float" office:value="-1.66015372609134E-018" calcext:value-type="float">
            <text:p>-1.66E-18</text:p>
          </table:table-cell>
          <table:table-cell table:style-name="ce3" office:value-type="float" office:value="-3.00575922212558E-020" calcext:value-type="float">
            <text:p>-3.01E-20</text:p>
          </table:table-cell>
          <table:table-cell table:style-name="ce3" office:value-type="float" office:value="-9.38931189116173E-020" calcext:value-type="float">
            <text:p>-9.39E-20</text:p>
          </table:table-cell>
          <table:table-cell table:style-name="ce3" office:value-type="float" office:value="4.18236603424633E-022" calcext:value-type="float">
            <text:p>4.18E-22</text:p>
          </table:table-cell>
          <table:table-cell table:formula="of:=[.G34]+[.I34]" office:value-type="float" office:value="-1.75404684500296E-018" calcext:value-type="float">
            <text:p>-1.75404684500296E-18</text:p>
          </table:table-cell>
          <table:table-cell table:formula="of:=[.H34]+[.J34]" office:value-type="float" office:value="-2.96393556178312E-020" calcext:value-type="float">
            <text:p>-2.96393556178312E-20</text:p>
          </table:table-cell>
        </table:table-row>
        <table:table-row table:style-name="ro1">
          <table:table-cell table:number-columns-repeated="5"/>
          <table:table-cell office:value-type="float" office:value="34.05" calcext:value-type="float">
            <text:p>34.05</text:p>
          </table:table-cell>
          <table:table-cell table:style-name="ce3" office:value-type="float" office:value="-1.81320312957672E-018" calcext:value-type="float">
            <text:p>-1.81E-18</text:p>
          </table:table-cell>
          <table:table-cell table:style-name="ce3" office:value-type="float" office:value="-8.37638740829385E-020" calcext:value-type="float">
            <text:p>-8.38E-20</text:p>
          </table:table-cell>
          <table:table-cell table:style-name="ce3" office:value-type="float" office:value="-8.75254564282849E-020" calcext:value-type="float">
            <text:p>-8.75E-20</text:p>
          </table:table-cell>
          <table:table-cell table:style-name="ce3" office:value-type="float" office:value="-7.70425154997847E-021" calcext:value-type="float">
            <text:p>-7.70E-21</text:p>
          </table:table-cell>
          <table:table-cell table:formula="of:=[.G35]+[.I35]" office:value-type="float" office:value="-1.900728586005E-018" calcext:value-type="float">
            <text:p>-1.900728586005E-18</text:p>
          </table:table-cell>
          <table:table-cell table:formula="of:=[.H35]+[.J35]" office:value-type="float" office:value="-9.1468125632917E-020" calcext:value-type="float">
            <text:p>-9.1468125632917E-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35.05" calcext:value-type="float">
            <text:p>35.05</text:p>
          </table:table-cell>
          <table:table-cell table:style-name="ce3" office:value-type="float" office:value="-1.85910943625908E-018" calcext:value-type="float">
            <text:p>-1.86E-18</text:p>
          </table:table-cell>
          <table:table-cell table:style-name="ce3" office:value-type="float" office:value="-5.03342614045153E-020" calcext:value-type="float">
            <text:p>-5.03E-20</text:p>
          </table:table-cell>
          <table:table-cell table:style-name="ce3" office:value-type="float" office:value="-6.95153789995444E-020" calcext:value-type="float">
            <text:p>-6.95E-20</text:p>
          </table:table-cell>
          <table:table-cell table:style-name="ce3" office:value-type="float" office:value="-4.16824181493883E-021" calcext:value-type="float">
            <text:p>-4.17E-21</text:p>
          </table:table-cell>
          <table:table-cell table:formula="of:=[.G36]+[.I36]" office:value-type="float" office:value="-1.92862481525862E-018" calcext:value-type="float">
            <text:p>-1.92862481525862E-18</text:p>
          </table:table-cell>
          <table:table-cell table:formula="of:=[.H36]+[.J36]" office:value-type="float" office:value="-5.45025032194541E-020" calcext:value-type="float">
            <text:p>-5.45025032194541E-20</text:p>
          </table:table-cell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22344180683685E-020" calcext:value-type="float">
            <text:p>-1.22E-20</text:p>
          </table:table-cell>
          <table:table-cell table:style-name="ce3" office:value-type="float" office:value="3.34032095885421E-022" calcext:value-type="float">
            <text:p>3.34E-22</text:p>
          </table:table-cell>
          <table:table-cell/>
          <table:table-cell office:value-type="float" office:value="36.05" calcext:value-type="float">
            <text:p>36.05</text:p>
          </table:table-cell>
          <table:table-cell table:style-name="ce3" office:value-type="float" office:value="-1.94539074182862E-018" calcext:value-type="float">
            <text:p>-1.95E-18</text:p>
          </table:table-cell>
          <table:table-cell table:style-name="ce3" office:value-type="float" office:value="8.44695553745536E-020" calcext:value-type="float">
            <text:p>8.45E-20</text:p>
          </table:table-cell>
          <table:table-cell table:style-name="ce3" office:value-type="float" office:value="-6.35510547242497E-020" calcext:value-type="float">
            <text:p>-6.36E-20</text:p>
          </table:table-cell>
          <table:table-cell table:style-name="ce3" office:value-type="float" office:value="-6.01079629522597E-021" calcext:value-type="float">
            <text:p>-6.01E-21</text:p>
          </table:table-cell>
          <table:table-cell table:formula="of:=[.G37]+[.I37]" office:value-type="float" office:value="-2.00894179655287E-018" calcext:value-type="float">
            <text:p>-2.00894179655287E-18</text:p>
          </table:table-cell>
          <table:table-cell table:formula="of:=[.H37]+[.J37]" office:value-type="float" office:value="7.84587590793276E-020" calcext:value-type="float">
            <text:p>7.84587590793276E-20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8.70312604897179E-021" calcext:value-type="float">
            <text:p>-8.70E-21</text:p>
          </table:table-cell>
          <table:table-cell table:style-name="ce3" office:value-type="float" office:value="-4.27440232771832E-022" calcext:value-type="float">
            <text:p>-4.27E-22</text:p>
          </table:table-cell>
          <table:table-cell/>
          <table:table-cell office:value-type="float" office:value="37.05" calcext:value-type="float">
            <text:p>37.05</text:p>
          </table:table-cell>
          <table:table-cell table:style-name="ce3" office:value-type="float" office:value="-2.00601434539295E-018" calcext:value-type="float">
            <text:p>-2.01E-18</text:p>
          </table:table-cell>
          <table:table-cell table:style-name="ce3" office:value-type="float" office:value="8.77001696346293E-022" calcext:value-type="float">
            <text:p>8.77E-22</text:p>
          </table:table-cell>
          <table:table-cell table:style-name="ce3" office:value-type="float" office:value="-9.06592961390638E-020" calcext:value-type="float">
            <text:p>-9.07E-20</text:p>
          </table:table-cell>
          <table:table-cell table:style-name="ce3" office:value-type="float" office:value="1.08755740038495E-021" calcext:value-type="float">
            <text:p>1.09E-21</text:p>
          </table:table-cell>
          <table:table-cell table:formula="of:=[.G38]+[.I38]" office:value-type="float" office:value="-2.09667364153201E-018" calcext:value-type="float">
            <text:p>-2.09667364153201E-18</text:p>
          </table:table-cell>
          <table:table-cell table:formula="of:=[.H38]+[.J38]" office:value-type="float" office:value="1.96455909673124E-021" calcext:value-type="float">
            <text:p>1.96455909673124E-21</text:p>
          </table:table-cell>
        </table:table-row>
        <table:table-row table:style-name="ro1">
          <table:table-cell table:number-columns-repeated="5"/>
          <table:table-cell office:value-type="float" office:value="38.05" calcext:value-type="float">
            <text:p>38.05</text:p>
          </table:table-cell>
          <table:table-cell table:style-name="ce3" office:value-type="float" office:value="-2.08975771592811E-018" calcext:value-type="float">
            <text:p>-2.09E-18</text:p>
          </table:table-cell>
          <table:table-cell table:style-name="ce3" office:value-type="float" office:value="1.71506540649627E-020" calcext:value-type="float">
            <text:p>1.72E-20</text:p>
          </table:table-cell>
          <table:table-cell table:style-name="ce3" office:value-type="float" office:value="-9.17925421438329E-020" calcext:value-type="float">
            <text:p>-9.18E-20</text:p>
          </table:table-cell>
          <table:table-cell table:style-name="ce3" office:value-type="float" office:value="2.14748551749882E-021" calcext:value-type="float">
            <text:p>2.15E-21</text:p>
          </table:table-cell>
          <table:table-cell table:formula="of:=[.G39]+[.I39]" office:value-type="float" office:value="-2.18155025807194E-018" calcext:value-type="float">
            <text:p>-2.18155025807194E-18</text:p>
          </table:table-cell>
          <table:table-cell table:formula="of:=[.H39]+[.J39]" office:value-type="float" office:value="1.92981395824615E-020" calcext:value-type="float">
            <text:p>1.92981395824615E-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39.05" calcext:value-type="float">
            <text:p>39.05</text:p>
          </table:table-cell>
          <table:table-cell table:style-name="ce3" office:value-type="float" office:value="-2.22829162666647E-018" calcext:value-type="float">
            <text:p>-2.23E-18</text:p>
          </table:table-cell>
          <table:table-cell table:style-name="ce3" office:value-type="float" office:value="-1.18453737805808E-020" calcext:value-type="float">
            <text:p>-1.18E-20</text:p>
          </table:table-cell>
          <table:table-cell table:style-name="ce3" office:value-type="float" office:value="-9.2280449249251E-020" calcext:value-type="float">
            <text:p>-9.23E-20</text:p>
          </table:table-cell>
          <table:table-cell table:style-name="ce3" office:value-type="float" office:value="-4.66212687106159E-021" calcext:value-type="float">
            <text:p>-4.66E-21</text:p>
          </table:table-cell>
          <table:table-cell table:formula="of:=[.G40]+[.I40]" office:value-type="float" office:value="-2.32057207591572E-018" calcext:value-type="float">
            <text:p>-2.32057207591572E-18</text:p>
          </table:table-cell>
          <table:table-cell table:formula="of:=[.H40]+[.J40]" office:value-type="float" office:value="-1.65075006516424E-020" calcext:value-type="float">
            <text:p>-1.65075006516424E-20</text:p>
          </table:table-cell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5.67152257803665E-020" calcext:value-type="float">
            <text:p>-5.67E-20</text:p>
          </table:table-cell>
          <table:table-cell table:style-name="ce3" office:value-type="float" office:value="-1.75721968266689E-020" calcext:value-type="float">
            <text:p>-1.76E-20</text:p>
          </table:table-cell>
          <table:table-cell/>
          <table:table-cell office:value-type="float" office:value="40.05" calcext:value-type="float">
            <text:p>40.05</text:p>
          </table:table-cell>
          <table:table-cell table:style-name="ce3" office:value-type="float" office:value="-2.2374837451668E-018" calcext:value-type="float">
            <text:p>-2.24E-18</text:p>
          </table:table-cell>
          <table:table-cell table:style-name="ce3" office:value-type="float" office:value="3.52201450396522E-021" calcext:value-type="float">
            <text:p>3.52E-21</text:p>
          </table:table-cell>
          <table:table-cell table:style-name="ce3" office:value-type="float" office:value="-9.18509392231931E-020" calcext:value-type="float">
            <text:p>-9.19E-20</text:p>
          </table:table-cell>
          <table:table-cell table:style-name="ce3" office:value-type="float" office:value="9.346861878461E-021" calcext:value-type="float">
            <text:p>9.35E-21</text:p>
          </table:table-cell>
          <table:table-cell table:formula="of:=[.G41]+[.I41]" office:value-type="float" office:value="-2.32933468438999E-018" calcext:value-type="float">
            <text:p>-2.32933468438999E-18</text:p>
          </table:table-cell>
          <table:table-cell table:formula="of:=[.H41]+[.J41]" office:value-type="float" office:value="1.28688763824262E-020" calcext:value-type="float">
            <text:p>1.28688763824262E-20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04405785978557E-020" calcext:value-type="float">
            <text:p>-1.04E-20</text:p>
          </table:table-cell>
          <table:table-cell table:style-name="ce3" office:value-type="float" office:value="-3.69167232283732E-023" calcext:value-type="float">
            <text:p>-3.69E-23</text:p>
          </table:table-cell>
          <table:table-cell/>
          <table:table-cell office:value-type="float" office:value="41.05" calcext:value-type="float">
            <text:p>41.05</text:p>
          </table:table-cell>
          <table:table-cell table:style-name="ce3" office:value-type="float" office:value="-2.34108080557783E-018" calcext:value-type="float">
            <text:p>-2.34E-18</text:p>
          </table:table-cell>
          <table:table-cell table:style-name="ce3" office:value-type="float" office:value="-5.82737372395802E-020" calcext:value-type="float">
            <text:p>-5.83E-20</text:p>
          </table:table-cell>
          <table:table-cell table:style-name="ce3" office:value-type="float" office:value="-9.47857876078942E-020" calcext:value-type="float">
            <text:p>-9.48E-20</text:p>
          </table:table-cell>
          <table:table-cell table:style-name="ce3" office:value-type="float" office:value="1.35163022198078E-020" calcext:value-type="float">
            <text:p>1.35E-20</text:p>
          </table:table-cell>
          <table:table-cell table:formula="of:=[.G42]+[.I42]" office:value-type="float" office:value="-2.43586659318572E-018" calcext:value-type="float">
            <text:p>-2.43586659318572E-18</text:p>
          </table:table-cell>
          <table:table-cell table:formula="of:=[.H42]+[.J42]" office:value-type="float" office:value="-4.47574350197724E-020" calcext:value-type="float">
            <text:p>-4.47574350197724E-20</text:p>
          </table:table-cell>
        </table:table-row>
        <table:table-row table:style-name="ro1">
          <table:table-cell table:number-columns-repeated="5"/>
          <table:table-cell office:value-type="float" office:value="42.05" calcext:value-type="float">
            <text:p>42.05</text:p>
          </table:table-cell>
          <table:table-cell table:style-name="ce3" office:value-type="float" office:value="-2.41716441360365E-018" calcext:value-type="float">
            <text:p>-2.42E-18</text:p>
          </table:table-cell>
          <table:table-cell table:style-name="ce3" office:value-type="float" office:value="8.93866670562408E-021" calcext:value-type="float">
            <text:p>8.94E-21</text:p>
          </table:table-cell>
          <table:table-cell table:style-name="ce3" office:value-type="float" office:value="-1.23276092989792E-019" calcext:value-type="float">
            <text:p>-1.23E-19</text:p>
          </table:table-cell>
          <table:table-cell table:style-name="ce3" office:value-type="float" office:value="-3.68231218476892E-021" calcext:value-type="float">
            <text:p>-3.68E-21</text:p>
          </table:table-cell>
          <table:table-cell table:formula="of:=[.G43]+[.I43]" office:value-type="float" office:value="-2.54044050659344E-018" calcext:value-type="float">
            <text:p>-2.54044050659344E-18</text:p>
          </table:table-cell>
          <table:table-cell table:formula="of:=[.H43]+[.J43]" office:value-type="float" office:value="5.25635452085516E-021" calcext:value-type="float">
            <text:p>5.25635452085516E-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05" calcext:value-type="float">
            <text:p>10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43.05" calcext:value-type="float">
            <text:p>43.05</text:p>
          </table:table-cell>
          <table:table-cell table:style-name="ce3" office:value-type="float" office:value="-2.50285505031302E-018" calcext:value-type="float">
            <text:p>-2.50E-18</text:p>
          </table:table-cell>
          <table:table-cell table:style-name="ce3" office:value-type="float" office:value="-4.43669132400948E-020" calcext:value-type="float">
            <text:p>-4.44E-20</text:p>
          </table:table-cell>
          <table:table-cell table:style-name="ce3" office:value-type="float" office:value="-1.0267588979509E-019" calcext:value-type="float">
            <text:p>-1.03E-19</text:p>
          </table:table-cell>
          <table:table-cell table:style-name="ce3" office:value-type="float" office:value="1.10432864795837E-020" calcext:value-type="float">
            <text:p>1.10E-20</text:p>
          </table:table-cell>
          <table:table-cell table:formula="of:=[.G44]+[.I44]" office:value-type="float" office:value="-2.60553094010811E-018" calcext:value-type="float">
            <text:p>-2.60553094010811E-18</text:p>
          </table:table-cell>
          <table:table-cell table:formula="of:=[.H44]+[.J44]" office:value-type="float" office:value="-3.33236267605111E-020" calcext:value-type="float">
            <text:p>-3.33236267605111E-20</text:p>
          </table:table-cell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7.82295394597354E-020" calcext:value-type="float">
            <text:p>-7.82E-20</text:p>
          </table:table-cell>
          <table:table-cell table:style-name="ce3" office:value-type="float" office:value="-2.87241787452855E-021" calcext:value-type="float">
            <text:p>-2.87E-21</text:p>
          </table:table-cell>
          <table:table-cell/>
          <table:table-cell office:value-type="float" office:value="44.05" calcext:value-type="float">
            <text:p>44.05</text:p>
          </table:table-cell>
          <table:table-cell table:style-name="ce3" office:value-type="float" office:value="-2.6247344521851E-018" calcext:value-type="float">
            <text:p>-2.62E-18</text:p>
          </table:table-cell>
          <table:table-cell table:style-name="ce3" office:value-type="float" office:value="1.76884944457903E-020" calcext:value-type="float">
            <text:p>1.77E-20</text:p>
          </table:table-cell>
          <table:table-cell table:style-name="ce3" office:value-type="float" office:value="-1.20688196382001E-019" calcext:value-type="float">
            <text:p>-1.21E-19</text:p>
          </table:table-cell>
          <table:table-cell table:style-name="ce3" office:value-type="float" office:value="3.26747841864526E-021" calcext:value-type="float">
            <text:p>3.27E-21</text:p>
          </table:table-cell>
          <table:table-cell table:formula="of:=[.G45]+[.I45]" office:value-type="float" office:value="-2.7454226485671E-018" calcext:value-type="float">
            <text:p>-2.7454226485671E-18</text:p>
          </table:table-cell>
          <table:table-cell table:formula="of:=[.H45]+[.J45]" office:value-type="float" office:value="2.09559728644356E-020" calcext:value-type="float">
            <text:p>2.09559728644356E-20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3029678888639E-020" calcext:value-type="float">
            <text:p>-1.30E-20</text:p>
          </table:table-cell>
          <table:table-cell table:style-name="ce3" office:value-type="float" office:value="1.1296454159531E-021" calcext:value-type="float">
            <text:p>1.13E-21</text:p>
          </table:table-cell>
          <table:table-cell/>
          <table:table-cell office:value-type="float" office:value="45.05" calcext:value-type="float">
            <text:p>45.05</text:p>
          </table:table-cell>
          <table:table-cell table:style-name="ce3" office:value-type="float" office:value="-2.63380775893356E-018" calcext:value-type="float">
            <text:p>-2.63E-18</text:p>
          </table:table-cell>
          <table:table-cell table:style-name="ce3" office:value-type="float" office:value="-7.11059153103725E-020" calcext:value-type="float">
            <text:p>-7.11E-20</text:p>
          </table:table-cell>
          <table:table-cell table:style-name="ce3" office:value-type="float" office:value="-1.05507188705318E-019" calcext:value-type="float">
            <text:p>-1.06E-19</text:p>
          </table:table-cell>
          <table:table-cell table:style-name="ce3" office:value-type="float" office:value="-6.95869562980651E-021" calcext:value-type="float">
            <text:p>-6.96E-21</text:p>
          </table:table-cell>
          <table:table-cell table:formula="of:=[.G46]+[.I46]" office:value-type="float" office:value="-2.73931494763888E-018" calcext:value-type="float">
            <text:p>-2.73931494763888E-18</text:p>
          </table:table-cell>
          <table:table-cell table:formula="of:=[.H46]+[.J46]" office:value-type="float" office:value="-7.8064610940179E-020" calcext:value-type="float">
            <text:p>-7.8064610940179E-20</text:p>
          </table:table-cell>
        </table:table-row>
        <table:table-row table:style-name="ro1">
          <table:table-cell table:number-columns-repeated="5"/>
          <table:table-cell office:value-type="float" office:value="46.05" calcext:value-type="float">
            <text:p>46.05</text:p>
          </table:table-cell>
          <table:table-cell table:style-name="ce3" office:value-type="float" office:value="-2.6239912009444E-018" calcext:value-type="float">
            <text:p>-2.62E-18</text:p>
          </table:table-cell>
          <table:table-cell table:style-name="ce3" office:value-type="float" office:value="-5.60768098645267E-020" calcext:value-type="float">
            <text:p>-5.61E-20</text:p>
          </table:table-cell>
          <table:table-cell table:style-name="ce3" office:value-type="float" office:value="-1.20078465379312E-019" calcext:value-type="float">
            <text:p>-1.20E-19</text:p>
          </table:table-cell>
          <table:table-cell table:style-name="ce3" office:value-type="float" office:value="-5.01761468933793E-021" calcext:value-type="float">
            <text:p>-5.02E-21</text:p>
          </table:table-cell>
          <table:table-cell table:formula="of:=[.G47]+[.I47]" office:value-type="float" office:value="-2.74406966632371E-018" calcext:value-type="float">
            <text:p>-2.74406966632371E-18</text:p>
          </table:table-cell>
          <table:table-cell table:formula="of:=[.H47]+[.J47]" office:value-type="float" office:value="-6.10944245538646E-020" calcext:value-type="float">
            <text:p>-6.10944245538646E-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47.05" calcext:value-type="float">
            <text:p>47.05</text:p>
          </table:table-cell>
          <table:table-cell table:style-name="ce3" office:value-type="float" office:value="-2.75920286838774E-018" calcext:value-type="float">
            <text:p>-2.76E-18</text:p>
          </table:table-cell>
          <table:table-cell table:style-name="ce3" office:value-type="float" office:value="-8.30322523060048E-020" calcext:value-type="float">
            <text:p>-8.30E-20</text:p>
          </table:table-cell>
          <table:table-cell table:style-name="ce3" office:value-type="float" office:value="-1.13161536389811E-019" calcext:value-type="float">
            <text:p>-1.13E-19</text:p>
          </table:table-cell>
          <table:table-cell table:style-name="ce3" office:value-type="float" office:value="-1.01228065729951E-021" calcext:value-type="float">
            <text:p>-1.01E-21</text:p>
          </table:table-cell>
          <table:table-cell table:formula="of:=[.G48]+[.I48]" office:value-type="float" office:value="-2.87236440477755E-018" calcext:value-type="float">
            <text:p>-2.87236440477755E-18</text:p>
          </table:table-cell>
          <table:table-cell table:formula="of:=[.H48]+[.J48]" office:value-type="float" office:value="-8.40445329633043E-020" calcext:value-type="float">
            <text:p>-8.40445329633043E-20</text:p>
          </table:table-cell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03695986536797E-019" calcext:value-type="float">
            <text:p>-1.04E-19</text:p>
          </table:table-cell>
          <table:table-cell table:style-name="ce3" office:value-type="float" office:value="-1.04376017756153E-020" calcext:value-type="float">
            <text:p>-1.04E-20</text:p>
          </table:table-cell>
          <table:table-cell/>
          <table:table-cell office:value-type="float" office:value="48.05" calcext:value-type="float">
            <text:p>48.05</text:p>
          </table:table-cell>
          <table:table-cell table:style-name="ce3" office:value-type="float" office:value="-2.84400437253193E-018" calcext:value-type="float">
            <text:p>-2.84E-18</text:p>
          </table:table-cell>
          <table:table-cell table:style-name="ce3" office:value-type="float" office:value="-4.73732827614361E-020" calcext:value-type="float">
            <text:p>-4.74E-20</text:p>
          </table:table-cell>
          <table:table-cell table:style-name="ce3" office:value-type="float" office:value="-9.62238322922699E-020" calcext:value-type="float">
            <text:p>-9.62E-20</text:p>
          </table:table-cell>
          <table:table-cell table:style-name="ce3" office:value-type="float" office:value="-1.451929340901E-020" calcext:value-type="float">
            <text:p>-1.45E-20</text:p>
          </table:table-cell>
          <table:table-cell table:formula="of:=[.G49]+[.I49]" office:value-type="float" office:value="-2.9402282048242E-018" calcext:value-type="float">
            <text:p>-2.9402282048242E-18</text:p>
          </table:table-cell>
          <table:table-cell table:formula="of:=[.H49]+[.J49]" office:value-type="float" office:value="-6.18925761704461E-020" calcext:value-type="float">
            <text:p>-6.18925761704461E-20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31097264685617E-020" calcext:value-type="float">
            <text:p>-1.31E-20</text:p>
          </table:table-cell>
          <table:table-cell table:style-name="ce3" office:value-type="float" office:value="-1.07280128682542E-021" calcext:value-type="float">
            <text:p>-1.07E-21</text:p>
          </table:table-cell>
          <table:table-cell/>
          <table:table-cell office:value-type="float" office:value="49.05" calcext:value-type="float">
            <text:p>49.05</text:p>
          </table:table-cell>
          <table:table-cell table:style-name="ce3" office:value-type="float" office:value="-3.03580485817971E-018" calcext:value-type="float">
            <text:p>-3.04E-18</text:p>
          </table:table-cell>
          <table:table-cell table:style-name="ce3" office:value-type="float" office:value="-3.26248047623183E-020" calcext:value-type="float">
            <text:p>-3.26E-20</text:p>
          </table:table-cell>
          <table:table-cell table:style-name="ce3" office:value-type="float" office:value="-1.13429672151839E-019" calcext:value-type="float">
            <text:p>-1.13E-19</text:p>
          </table:table-cell>
          <table:table-cell table:style-name="ce3" office:value-type="float" office:value="-1.10427518991463E-021" calcext:value-type="float">
            <text:p>-1.10E-21</text:p>
          </table:table-cell>
          <table:table-cell table:formula="of:=[.G50]+[.I50]" office:value-type="float" office:value="-3.14923453033155E-018" calcext:value-type="float">
            <text:p>-3.14923453033155E-18</text:p>
          </table:table-cell>
          <table:table-cell table:formula="of:=[.H50]+[.J50]" office:value-type="float" office:value="-3.37290799522329E-020" calcext:value-type="float">
            <text:p>-3.37290799522329E-20</text:p>
          </table:table-cell>
        </table:table-row>
        <table:table-row table:style-name="ro1">
          <table:table-cell table:number-columns-repeated="5"/>
          <table:table-cell office:value-type="float" office:value="50.05" calcext:value-type="float">
            <text:p>50.05</text:p>
          </table:table-cell>
          <table:table-cell table:style-name="ce3" office:value-type="float" office:value="-3.11161406287748E-018" calcext:value-type="float">
            <text:p>-3.11E-18</text:p>
          </table:table-cell>
          <table:table-cell table:style-name="ce3" office:value-type="float" office:value="1.88373990053729E-020" calcext:value-type="float">
            <text:p>1.88E-20</text:p>
          </table:table-cell>
          <table:table-cell table:style-name="ce3" office:value-type="float" office:value="-1.27818206555542E-019" calcext:value-type="float">
            <text:p>-1.28E-19</text:p>
          </table:table-cell>
          <table:table-cell table:style-name="ce3" office:value-type="float" office:value="-1.4892796552808E-020" calcext:value-type="float">
            <text:p>-1.49E-20</text:p>
          </table:table-cell>
          <table:table-cell table:formula="of:=[.G51]+[.I51]" office:value-type="float" office:value="-3.23943226943302E-018" calcext:value-type="float">
            <text:p>-3.23943226943302E-18</text:p>
          </table:table-cell>
          <table:table-cell table:formula="of:=[.H51]+[.J51]" office:value-type="float" office:value="3.9446024525649E-021" calcext:value-type="float">
            <text:p>3.9446024525649E-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5151568690208E-019" calcext:value-type="float">
            <text:p>-1.52E-19</text:p>
          </table:table-cell>
          <table:table-cell table:style-name="ce3" office:value-type="float" office:value="7.32048043300085E-021" calcext:value-type="float">
            <text:p>7.32E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38717455222899E-020" calcext:value-type="float">
            <text:p>-1.39E-20</text:p>
          </table:table-cell>
          <table:table-cell table:style-name="ce3" office:value-type="float" office:value="-1.80598086987989E-023" calcext:value-type="float">
            <text:p>-1.81E-2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16128007492823E-019" calcext:value-type="float">
            <text:p>-2.16E-19</text:p>
          </table:table-cell>
          <table:table-cell table:style-name="ce3" office:value-type="float" office:value="-1.04892384753987E-020" calcext:value-type="float">
            <text:p>-1.05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73086612007899E-020" calcext:value-type="float">
            <text:p>-1.73E-20</text:p>
          </table:table-cell>
          <table:table-cell table:style-name="ce3" office:value-type="float" office:value="-2.31030607845755E-021" calcext:value-type="float">
            <text:p>-2.31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34396093199122E-019" calcext:value-type="float">
            <text:p>-2.34E-19</text:p>
          </table:table-cell>
          <table:table-cell table:style-name="ce3" office:value-type="float" office:value="-9.50567030247511E-021" calcext:value-type="float">
            <text:p>-9.51E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2.46651194274234E-020" calcext:value-type="float">
            <text:p>-2.47E-20</text:p>
          </table:table-cell>
          <table:table-cell table:style-name="ce3" office:value-type="float" office:value="-3.15423035015534E-021" calcext:value-type="float">
            <text:p>-3.15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82752358469114E-019" calcext:value-type="float">
            <text:p>-2.83E-19</text:p>
          </table:table-cell>
          <table:table-cell table:style-name="ce3" office:value-type="float" office:value="-3.06414480181414E-020" calcext:value-type="float">
            <text:p>-3.06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2.3829529441185E-020" calcext:value-type="float">
            <text:p>-2.38E-20</text:p>
          </table:table-cell>
          <table:table-cell table:style-name="ce3" office:value-type="float" office:value="-2.97129117253707E-022" calcext:value-type="float">
            <text:p>-2.97E-2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3.40321178230401E-019" calcext:value-type="float">
            <text:p>-3.40E-19</text:p>
          </table:table-cell>
          <table:table-cell table:style-name="ce3" office:value-type="float" office:value="-2.59035141792765E-020" calcext:value-type="float">
            <text:p>-2.59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2.89268351089598E-020" calcext:value-type="float">
            <text:p>-2.89E-20</text:p>
          </table:table-cell>
          <table:table-cell table:style-name="ce3" office:value-type="float" office:value="8.99287010235805E-022" calcext:value-type="float">
            <text:p>8.99E-2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05" calcext:value-type="float">
            <text:p>17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3.97555443965395E-019" calcext:value-type="float">
            <text:p>-3.98E-19</text:p>
          </table:table-cell>
          <table:table-cell table:style-name="ce3" office:value-type="float" office:value="-1.19071874894514E-020" calcext:value-type="float">
            <text:p>-1.19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2.39756209917572E-020" calcext:value-type="float">
            <text:p>-2.40E-20</text:p>
          </table:table-cell>
          <table:table-cell table:style-name="ce3" office:value-type="float" office:value="3.2152633319189E-021" calcext:value-type="float">
            <text:p>3.22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05" calcext:value-type="float">
            <text:p>18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4.90676778262097E-019" calcext:value-type="float">
            <text:p>-4.91E-19</text:p>
          </table:table-cell>
          <table:table-cell table:style-name="ce3" office:value-type="float" office:value="3.80530188877052E-020" calcext:value-type="float">
            <text:p>3.81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2.91408048756753E-020" calcext:value-type="float">
            <text:p>-2.91E-20</text:p>
          </table:table-cell>
          <table:table-cell table:style-name="ce3" office:value-type="float" office:value="2.14896249016374E-021" calcext:value-type="float">
            <text:p>2.15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5.63047253264844E-019" calcext:value-type="float">
            <text:p>-5.63E-19</text:p>
          </table:table-cell>
          <table:table-cell table:style-name="ce3" office:value-type="float" office:value="-2.46484149582376E-020" calcext:value-type="float">
            <text:p>-2.46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2.79519096487405E-020" calcext:value-type="float">
            <text:p>-2.80E-20</text:p>
          </table:table-cell>
          <table:table-cell table:style-name="ce3" office:value-type="float" office:value="8.49420273024999E-022" calcext:value-type="float">
            <text:p>8.49E-2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6.42104811687698E-019" calcext:value-type="float">
            <text:p>-6.42E-19</text:p>
          </table:table-cell>
          <table:table-cell table:style-name="ce3" office:value-type="float" office:value="-1.06013693523819E-020" calcext:value-type="float">
            <text:p>-1.06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4.13532257830653E-020" calcext:value-type="float">
            <text:p>-4.14E-20</text:p>
          </table:table-cell>
          <table:table-cell table:style-name="ce3" office:value-type="float" office:value="3.06095301605785E-021" calcext:value-type="float">
            <text:p>3.06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05" calcext:value-type="float">
            <text:p>21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7.2072061858577E-019" calcext:value-type="float">
            <text:p>-7.21E-19</text:p>
          </table:table-cell>
          <table:table-cell table:style-name="ce3" office:value-type="float" office:value="6.42137676502874E-021" calcext:value-type="float">
            <text:p>6.42E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3.27409492490345E-020" calcext:value-type="float">
            <text:p>-3.27E-20</text:p>
          </table:table-cell>
          <table:table-cell table:style-name="ce3" office:value-type="float" office:value="-8.49574161536028E-021" calcext:value-type="float">
            <text:p>-8.50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05" calcext:value-type="float">
            <text:p>22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7.28558141002802E-019" calcext:value-type="float">
            <text:p>-7.29E-19</text:p>
          </table:table-cell>
          <table:table-cell table:style-name="ce3" office:value-type="float" office:value="4.85754704927103E-020" calcext:value-type="float">
            <text:p>4.86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5.19488452221225E-020" calcext:value-type="float">
            <text:p>-5.19E-20</text:p>
          </table:table-cell>
          <table:table-cell table:style-name="ce3" office:value-type="float" office:value="8.19340087373933E-022" calcext:value-type="float">
            <text:p>8.19E-2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05" calcext:value-type="float">
            <text:p>23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8.12595611475296E-019" calcext:value-type="float">
            <text:p>-8.13E-19</text:p>
          </table:table-cell>
          <table:table-cell table:style-name="ce3" office:value-type="float" office:value="4.25133493370488E-020" calcext:value-type="float">
            <text:p>4.25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5.19524064054773E-020" calcext:value-type="float">
            <text:p>-5.20E-20</text:p>
          </table:table-cell>
          <table:table-cell table:style-name="ce3" office:value-type="float" office:value="-1.85882574301688E-021" calcext:value-type="float">
            <text:p>-1.86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05" calcext:value-type="float">
            <text:p>24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9.25879345746896E-019" calcext:value-type="float">
            <text:p>-9.26E-19</text:p>
          </table:table-cell>
          <table:table-cell table:style-name="ce3" office:value-type="float" office:value="-2.87879329868503E-020" calcext:value-type="float">
            <text:p>-2.88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3.82482672908572E-020" calcext:value-type="float">
            <text:p>-3.82E-20</text:p>
          </table:table-cell>
          <table:table-cell table:style-name="ce3" office:value-type="float" office:value="2.89281991564785E-022" calcext:value-type="float">
            <text:p>2.89E-2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5" calcext:value-type="float">
            <text:p>25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03498329671129E-018" calcext:value-type="float">
            <text:p>-1.03E-18</text:p>
          </table:table-cell>
          <table:table-cell table:style-name="ce3" office:value-type="float" office:value="1.98435838097393E-020" calcext:value-type="float">
            <text:p>1.98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4.38961162050854E-020" calcext:value-type="float">
            <text:p>-4.39E-20</text:p>
          </table:table-cell>
          <table:table-cell table:style-name="ce3" office:value-type="float" office:value="1.07143865108155E-022" calcext:value-type="float">
            <text:p>1.07E-2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05" calcext:value-type="float">
            <text:p>26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1652190482818E-018" calcext:value-type="float">
            <text:p>-1.17E-18</text:p>
          </table:table-cell>
          <table:table-cell table:style-name="ce3" office:value-type="float" office:value="-4.55595135538818E-020" calcext:value-type="float">
            <text:p>-4.56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6.0028883341043E-020" calcext:value-type="float">
            <text:p>-6.00E-20</text:p>
          </table:table-cell>
          <table:table-cell table:style-name="ce3" office:value-type="float" office:value="-3.48699891982402E-021" calcext:value-type="float">
            <text:p>-3.49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05" calcext:value-type="float">
            <text:p>27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18590443416213E-018" calcext:value-type="float">
            <text:p>-1.19E-18</text:p>
          </table:table-cell>
          <table:table-cell table:style-name="ce3" office:value-type="float" office:value="-3.74365507199255E-020" calcext:value-type="float">
            <text:p>-3.74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6.42042317501151E-020" calcext:value-type="float">
            <text:p>-6.42E-20</text:p>
          </table:table-cell>
          <table:table-cell table:style-name="ce3" office:value-type="float" office:value="1.4871304340465E-021" calcext:value-type="float">
            <text:p>1.49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.05" calcext:value-type="float">
            <text:p>28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27731764800526E-018" calcext:value-type="float">
            <text:p>-1.28E-18</text:p>
          </table:table-cell>
          <table:table-cell table:style-name="ce3" office:value-type="float" office:value="2.4851722972203E-020" calcext:value-type="float">
            <text:p>2.49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5.76935725150659E-020" calcext:value-type="float">
            <text:p>-5.77E-20</text:p>
          </table:table-cell>
          <table:table-cell table:style-name="ce3" office:value-type="float" office:value="8.71014715809575E-021" calcext:value-type="float">
            <text:p>8.71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05" calcext:value-type="float">
            <text:p>29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36853978804918E-018" calcext:value-type="float">
            <text:p>-1.37E-18</text:p>
          </table:table-cell>
          <table:table-cell table:style-name="ce3" office:value-type="float" office:value="3.00865543018586E-020" calcext:value-type="float">
            <text:p>3.01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6.50464660609627E-020" calcext:value-type="float">
            <text:p>-6.50E-20</text:p>
          </table:table-cell>
          <table:table-cell table:style-name="ce3" office:value-type="float" office:value="-2.21024266692012E-021" calcext:value-type="float">
            <text:p>-2.21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0.05" calcext:value-type="float">
            <text:p>30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43321556654105E-018" calcext:value-type="float">
            <text:p>-1.43E-18</text:p>
          </table:table-cell>
          <table:table-cell table:style-name="ce3" office:value-type="float" office:value="4.5968555941522E-020" calcext:value-type="float">
            <text:p>4.60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7.88032269099817E-020" calcext:value-type="float">
            <text:p>-7.88E-20</text:p>
          </table:table-cell>
          <table:table-cell table:style-name="ce3" office:value-type="float" office:value="-7.3996259656158E-021" calcext:value-type="float">
            <text:p>-7.40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1.05" calcext:value-type="float">
            <text:p>31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50122361058134E-018" calcext:value-type="float">
            <text:p>-1.50E-18</text:p>
          </table:table-cell>
          <table:table-cell table:style-name="ce3" office:value-type="float" office:value="-2.2509114500303E-021" calcext:value-type="float">
            <text:p>-2.25E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7.79676814469273E-020" calcext:value-type="float">
            <text:p>-7.80E-20</text:p>
          </table:table-cell>
          <table:table-cell table:style-name="ce3" office:value-type="float" office:value="1.78337264262002E-021" calcext:value-type="float">
            <text:p>1.78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2.05" calcext:value-type="float">
            <text:p>32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55185150049647E-018" calcext:value-type="float">
            <text:p>-1.55E-18</text:p>
          </table:table-cell>
          <table:table-cell table:style-name="ce3" office:value-type="float" office:value="3.12986362176245E-020" calcext:value-type="float">
            <text:p>3.13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6.9803922478558E-020" calcext:value-type="float">
            <text:p>-6.98E-20</text:p>
          </table:table-cell>
          <table:table-cell table:style-name="ce3" office:value-type="float" office:value="-7.86642857840924E-021" calcext:value-type="float">
            <text:p>-7.87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.05" calcext:value-type="float">
            <text:p>33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66015372609134E-018" calcext:value-type="float">
            <text:p>-1.66E-18</text:p>
          </table:table-cell>
          <table:table-cell table:style-name="ce3" office:value-type="float" office:value="-3.00575922212558E-020" calcext:value-type="float">
            <text:p>-3.01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9.38931189116173E-020" calcext:value-type="float">
            <text:p>-9.39E-20</text:p>
          </table:table-cell>
          <table:table-cell table:style-name="ce3" office:value-type="float" office:value="4.18236603424633E-022" calcext:value-type="float">
            <text:p>4.18E-2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4.05" calcext:value-type="float">
            <text:p>34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81320312957672E-018" calcext:value-type="float">
            <text:p>-1.81E-18</text:p>
          </table:table-cell>
          <table:table-cell table:style-name="ce3" office:value-type="float" office:value="-8.37638740829385E-020" calcext:value-type="float">
            <text:p>-8.38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8.75254564282849E-020" calcext:value-type="float">
            <text:p>-8.75E-20</text:p>
          </table:table-cell>
          <table:table-cell table:style-name="ce3" office:value-type="float" office:value="-7.70425154997847E-021" calcext:value-type="float">
            <text:p>-7.70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5.05" calcext:value-type="float">
            <text:p>35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85910943625908E-018" calcext:value-type="float">
            <text:p>-1.86E-18</text:p>
          </table:table-cell>
          <table:table-cell table:style-name="ce3" office:value-type="float" office:value="-5.03342614045153E-020" calcext:value-type="float">
            <text:p>-5.03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6.95153789995444E-020" calcext:value-type="float">
            <text:p>-6.95E-20</text:p>
          </table:table-cell>
          <table:table-cell table:style-name="ce3" office:value-type="float" office:value="-4.16824181493883E-021" calcext:value-type="float">
            <text:p>-4.17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.05" calcext:value-type="float">
            <text:p>36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1.94539074182862E-018" calcext:value-type="float">
            <text:p>-1.95E-18</text:p>
          </table:table-cell>
          <table:table-cell table:style-name="ce3" office:value-type="float" office:value="8.44695553745536E-020" calcext:value-type="float">
            <text:p>8.45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6.35510547242497E-020" calcext:value-type="float">
            <text:p>-6.36E-20</text:p>
          </table:table-cell>
          <table:table-cell table:style-name="ce3" office:value-type="float" office:value="-6.01079629522597E-021" calcext:value-type="float">
            <text:p>-6.01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7.05" calcext:value-type="float">
            <text:p>37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00601434539295E-018" calcext:value-type="float">
            <text:p>-2.01E-18</text:p>
          </table:table-cell>
          <table:table-cell table:style-name="ce3" office:value-type="float" office:value="8.77001696346293E-022" calcext:value-type="float">
            <text:p>8.77E-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9.06592961390638E-020" calcext:value-type="float">
            <text:p>-9.07E-20</text:p>
          </table:table-cell>
          <table:table-cell table:style-name="ce3" office:value-type="float" office:value="1.08755740038495E-021" calcext:value-type="float">
            <text:p>1.09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8.05" calcext:value-type="float">
            <text:p>38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08975771592811E-018" calcext:value-type="float">
            <text:p>-2.09E-18</text:p>
          </table:table-cell>
          <table:table-cell table:style-name="ce3" office:value-type="float" office:value="1.71506540649627E-020" calcext:value-type="float">
            <text:p>1.72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9.17925421438329E-020" calcext:value-type="float">
            <text:p>-9.18E-20</text:p>
          </table:table-cell>
          <table:table-cell table:style-name="ce3" office:value-type="float" office:value="2.14748551749882E-021" calcext:value-type="float">
            <text:p>2.15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9.05" calcext:value-type="float">
            <text:p>39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22829162666647E-018" calcext:value-type="float">
            <text:p>-2.23E-18</text:p>
          </table:table-cell>
          <table:table-cell table:style-name="ce3" office:value-type="float" office:value="-1.18453737805808E-020" calcext:value-type="float">
            <text:p>-1.18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9.2280449249251E-020" calcext:value-type="float">
            <text:p>-9.23E-20</text:p>
          </table:table-cell>
          <table:table-cell table:style-name="ce3" office:value-type="float" office:value="-4.66212687106159E-021" calcext:value-type="float">
            <text:p>-4.66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.05" calcext:value-type="float">
            <text:p>40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2374837451668E-018" calcext:value-type="float">
            <text:p>-2.24E-18</text:p>
          </table:table-cell>
          <table:table-cell table:style-name="ce3" office:value-type="float" office:value="3.52201450396522E-021" calcext:value-type="float">
            <text:p>3.52E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9.18509392231931E-020" calcext:value-type="float">
            <text:p>-9.19E-20</text:p>
          </table:table-cell>
          <table:table-cell table:style-name="ce3" office:value-type="float" office:value="9.346861878461E-021" calcext:value-type="float">
            <text:p>9.35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34108080557783E-018" calcext:value-type="float">
            <text:p>-2.34E-18</text:p>
          </table:table-cell>
          <table:table-cell table:style-name="ce3" office:value-type="float" office:value="-5.82737372395802E-020" calcext:value-type="float">
            <text:p>-5.83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9.47857876078942E-020" calcext:value-type="float">
            <text:p>-9.48E-20</text:p>
          </table:table-cell>
          <table:table-cell table:style-name="ce3" office:value-type="float" office:value="1.35163022198078E-020" calcext:value-type="float">
            <text:p>1.35E-2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.05" calcext:value-type="float">
            <text:p>42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41716441360365E-018" calcext:value-type="float">
            <text:p>-2.42E-18</text:p>
          </table:table-cell>
          <table:table-cell table:style-name="ce3" office:value-type="float" office:value="8.93866670562408E-021" calcext:value-type="float">
            <text:p>8.94E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23276092989792E-019" calcext:value-type="float">
            <text:p>-1.23E-19</text:p>
          </table:table-cell>
          <table:table-cell table:style-name="ce3" office:value-type="float" office:value="-3.68231218476892E-021" calcext:value-type="float">
            <text:p>-3.68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.05" calcext:value-type="float">
            <text:p>43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50285505031302E-018" calcext:value-type="float">
            <text:p>-2.50E-18</text:p>
          </table:table-cell>
          <table:table-cell table:style-name="ce3" office:value-type="float" office:value="-4.43669132400948E-020" calcext:value-type="float">
            <text:p>-4.44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0267588979509E-019" calcext:value-type="float">
            <text:p>-1.03E-19</text:p>
          </table:table-cell>
          <table:table-cell table:style-name="ce3" office:value-type="float" office:value="1.10432864795837E-020" calcext:value-type="float">
            <text:p>1.10E-2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4.05" calcext:value-type="float">
            <text:p>44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6247344521851E-018" calcext:value-type="float">
            <text:p>-2.62E-18</text:p>
          </table:table-cell>
          <table:table-cell table:style-name="ce3" office:value-type="float" office:value="1.76884944457903E-020" calcext:value-type="float">
            <text:p>1.77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20688196382001E-019" calcext:value-type="float">
            <text:p>-1.21E-19</text:p>
          </table:table-cell>
          <table:table-cell table:style-name="ce3" office:value-type="float" office:value="3.26747841864526E-021" calcext:value-type="float">
            <text:p>3.27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5.05" calcext:value-type="float">
            <text:p>45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63380775893356E-018" calcext:value-type="float">
            <text:p>-2.63E-18</text:p>
          </table:table-cell>
          <table:table-cell table:style-name="ce3" office:value-type="float" office:value="-7.11059153103725E-020" calcext:value-type="float">
            <text:p>-7.11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05507188705318E-019" calcext:value-type="float">
            <text:p>-1.06E-19</text:p>
          </table:table-cell>
          <table:table-cell table:style-name="ce3" office:value-type="float" office:value="-6.95869562980651E-021" calcext:value-type="float">
            <text:p>-6.96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6.05" calcext:value-type="float">
            <text:p>46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6239912009444E-018" calcext:value-type="float">
            <text:p>-2.62E-18</text:p>
          </table:table-cell>
          <table:table-cell table:style-name="ce3" office:value-type="float" office:value="-5.60768098645267E-020" calcext:value-type="float">
            <text:p>-5.61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20078465379312E-019" calcext:value-type="float">
            <text:p>-1.20E-19</text:p>
          </table:table-cell>
          <table:table-cell table:style-name="ce3" office:value-type="float" office:value="-5.01761468933793E-021" calcext:value-type="float">
            <text:p>-5.02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7.05" calcext:value-type="float">
            <text:p>47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75920286838774E-018" calcext:value-type="float">
            <text:p>-2.76E-18</text:p>
          </table:table-cell>
          <table:table-cell table:style-name="ce3" office:value-type="float" office:value="-8.30322523060048E-020" calcext:value-type="float">
            <text:p>-8.30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13161536389811E-019" calcext:value-type="float">
            <text:p>-1.13E-19</text:p>
          </table:table-cell>
          <table:table-cell table:style-name="ce3" office:value-type="float" office:value="-1.01228065729951E-021" calcext:value-type="float">
            <text:p>-1.01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8.05" calcext:value-type="float">
            <text:p>48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2.84400437253193E-018" calcext:value-type="float">
            <text:p>-2.84E-18</text:p>
          </table:table-cell>
          <table:table-cell table:style-name="ce3" office:value-type="float" office:value="-4.73732827614361E-020" calcext:value-type="float">
            <text:p>-4.74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9.62238322922699E-020" calcext:value-type="float">
            <text:p>-9.62E-20</text:p>
          </table:table-cell>
          <table:table-cell table:style-name="ce3" office:value-type="float" office:value="-1.451929340901E-020" calcext:value-type="float">
            <text:p>-1.45E-2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9.05" calcext:value-type="float">
            <text:p>49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3.03580485817971E-018" calcext:value-type="float">
            <text:p>-3.04E-18</text:p>
          </table:table-cell>
          <table:table-cell table:style-name="ce3" office:value-type="float" office:value="-3.26248047623183E-020" calcext:value-type="float">
            <text:p>-3.26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13429672151839E-019" calcext:value-type="float">
            <text:p>-1.13E-19</text:p>
          </table:table-cell>
          <table:table-cell table:style-name="ce3" office:value-type="float" office:value="-1.10427518991463E-021" calcext:value-type="float">
            <text:p>-1.10E-2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0.05" calcext:value-type="float">
            <text:p>50.0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3.11161406287748E-018" calcext:value-type="float">
            <text:p>-3.11E-18</text:p>
          </table:table-cell>
          <table:table-cell table:style-name="ce3" office:value-type="float" office:value="1.88373990053729E-020" calcext:value-type="float">
            <text:p>1.88E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27818206555542E-019" calcext:value-type="float">
            <text:p>-1.28E-19</text:p>
          </table:table-cell>
          <table:table-cell table:style-name="ce3" office:value-type="float" office:value="-1.4892796552808E-020" calcext:value-type="float">
            <text:p>-1.49E-20</text:p>
          </table:table-cell>
          <table:table-cell table:number-columns-repeated="8"/>
        </table:table-row>
      </table:table>
      <table:table table:name="b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Lma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DLE error</text:p>
          </table:table-cell>
          <table:table-cell office:value-type="string" calcext:value-type="string">
            <text:p>DLH </text:p>
          </table:table-cell>
          <table:table-cell office:value-type="string" calcext:value-type="string">
            <text:p>DLH erro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l error</text:p>
          </table:table-cell>
        </table:table-row>
        <table:table-row table:style-name="ro1">
          <table:table-cell table:number-columns-repeated="5"/>
          <table:table-cell office:value-type="float" office:value="1.5" calcext:value-type="float">
            <text:p>1.5</text:p>
          </table:table-cell>
          <table:table-cell table:style-name="ce3" office:value-type="float" office:value="-9.14615175203626E-020" calcext:value-type="float">
            <text:p>-9.15E-20</text:p>
          </table:table-cell>
          <table:table-cell table:style-name="ce3" office:value-type="float" office:value="1.91356319548572E-020" calcext:value-type="float">
            <text:p>1.91E-20</text:p>
          </table:table-cell>
          <table:table-cell table:style-name="ce3" office:value-type="float" office:value="-1.20110078571254E-020" calcext:value-type="float">
            <text:p>-1.20E-20</text:p>
          </table:table-cell>
          <table:table-cell table:style-name="ce3" office:value-type="float" office:value="-1.0716190632546E-021" calcext:value-type="float">
            <text:p>-1.07E-21</text:p>
          </table:table-cell>
          <table:table-cell table:formula="of:=[.G2]+[.I2]" office:value-type="float" office:value="-1.03472525377488E-019" calcext:value-type="float">
            <text:p>-1.03472525377488E-19</text:p>
          </table:table-cell>
          <table:table-cell table:formula="of:=[.H2]+[.J2]" office:value-type="float" office:value="1.80640128916026E-020" calcext:value-type="float">
            <text:p>1.80640128916026E-2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style-name="ce3" office:value-type="float" office:value="1.40641284649231E-020" calcext:value-type="float">
            <text:p>1.41E-20</text:p>
          </table:table-cell>
          <table:table-cell table:style-name="ce3" office:value-type="float" office:value="-5.59352090501929E-022" calcext:value-type="float">
            <text:p>-5.59E-22</text:p>
          </table:table-cell>
          <table:table-cell table:style-name="ce3" office:value-type="float" office:value="-9.82592103457916E-022" calcext:value-type="float">
            <text:p>-9.83E-22</text:p>
          </table:table-cell>
          <table:table-cell table:style-name="ce3" office:value-type="float" office:value="7.71499104817388E-024" calcext:value-type="float">
            <text:p>7.71E-24</text:p>
          </table:table-cell>
          <table:table-cell table:formula="of:=[.G3]+[.I3]" office:value-type="float" office:value="1.30815363614652E-020" calcext:value-type="float">
            <text:p>1.30815363614652E-20</text:p>
          </table:table-cell>
          <table:table-cell table:formula="of:=[.H3]+[.J3]" office:value-type="float" office:value="-5.51637099453755E-022" calcext:value-type="float">
            <text:p>-5.51637099453755E-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style-name="ce3" office:value-type="float" office:value="7.42291746036891E-021" calcext:value-type="float">
            <text:p>7.42E-21</text:p>
          </table:table-cell>
          <table:table-cell table:style-name="ce3" office:value-type="float" office:value="4.19230612323029E-022" calcext:value-type="float">
            <text:p>4.19E-22</text:p>
          </table:table-cell>
          <table:table-cell table:style-name="ce3" office:value-type="float" office:value="-1.47197395033484E-022" calcext:value-type="float">
            <text:p>-1.47E-22</text:p>
          </table:table-cell>
          <table:table-cell table:style-name="ce3" office:value-type="float" office:value="-2.77201870136164E-024" calcext:value-type="float">
            <text:p>-2.77E-24</text:p>
          </table:table-cell>
          <table:table-cell table:formula="of:=[.G4]+[.I4]" office:value-type="float" office:value="7.27572006533543E-021" calcext:value-type="float">
            <text:p>7.27572006533543E-21</text:p>
          </table:table-cell>
          <table:table-cell table:formula="of:=[.H4]+[.J4]" office:value-type="float" office:value="4.16458593621667E-022" calcext:value-type="float">
            <text:p>4.16458593621667E-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0.5c.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style-name="ce3" office:value-type="float" office:value="3.09870773716657E-021" calcext:value-type="float">
            <text:p>3.10E-21</text:p>
          </table:table-cell>
          <table:table-cell table:style-name="ce3" office:value-type="float" office:value="-1.50982206485251E-022" calcext:value-type="float">
            <text:p>-1.51E-22</text:p>
          </table:table-cell>
          <table:table-cell table:style-name="ce3" office:value-type="float" office:value="-3.82878905166883E-023" calcext:value-type="float">
            <text:p>-3.83E-23</text:p>
          </table:table-cell>
          <table:table-cell table:style-name="ce3" office:value-type="float" office:value="2.85177558459504E-024" calcext:value-type="float">
            <text:p>2.85E-24</text:p>
          </table:table-cell>
          <table:table-cell table:formula="of:=[.G5]+[.I5]" office:value-type="float" office:value="3.06041984664988E-021" calcext:value-type="float">
            <text:p>3.06041984664988E-21</text:p>
          </table:table-cell>
          <table:table-cell table:formula="of:=[.H5]+[.J5]" office:value-type="float" office:value="-1.48130430900656E-022" calcext:value-type="float">
            <text:p>-1.48130430900656E-2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table:style-name="ce3" office:value-type="float" office:value="2.09687051691273E-021" calcext:value-type="float">
            <text:p>2.10E-21</text:p>
          </table:table-cell>
          <table:table-cell table:style-name="ce3" office:value-type="float" office:value="-2.31941213627666E-022" calcext:value-type="float">
            <text:p>-2.32E-22</text:p>
          </table:table-cell>
          <table:table-cell table:style-name="ce3" office:value-type="float" office:value="-1.50456854855481E-023" calcext:value-type="float">
            <text:p>-1.50E-23</text:p>
          </table:table-cell>
          <table:table-cell table:style-name="ce3" office:value-type="float" office:value="2.29290227035354E-024" calcext:value-type="float">
            <text:p>2.29E-24</text:p>
          </table:table-cell>
          <table:table-cell table:formula="of:=[.G6]+[.I6]" office:value-type="float" office:value="2.08182483142718E-021" calcext:value-type="float">
            <text:p>2.08182483142718E-21</text:p>
          </table:table-cell>
          <table:table-cell table:formula="of:=[.H6]+[.J6]" office:value-type="float" office:value="-2.29648311357312E-022" calcext:value-type="float">
            <text:p>-2.29648311357312E-22</text:p>
          </table:table-cell>
        </table:table-row>
        <table:table-row table:style-name="ro1">
          <table:table-cell table:number-columns-repeated="5"/>
          <table:table-cell office:value-type="float" office:value="6.5" calcext:value-type="float">
            <text:p>6.5</text:p>
          </table:table-cell>
          <table:table-cell table:style-name="ce3" office:value-type="float" office:value="1.23101976598812E-021" calcext:value-type="float">
            <text:p>1.23E-21</text:p>
          </table:table-cell>
          <table:table-cell table:style-name="ce3" office:value-type="float" office:value="-1.44594535183683E-022" calcext:value-type="float">
            <text:p>-1.45E-22</text:p>
          </table:table-cell>
          <table:table-cell table:style-name="ce3" office:value-type="float" office:value="-5.55754874877418E-024" calcext:value-type="float">
            <text:p>-5.56E-24</text:p>
          </table:table-cell>
          <table:table-cell table:style-name="ce3" office:value-type="float" office:value="3.83306061265772E-025" calcext:value-type="float">
            <text:p>3.83E-25</text:p>
          </table:table-cell>
          <table:table-cell table:formula="of:=[.G7]+[.I7]" office:value-type="float" office:value="1.22546221723935E-021" calcext:value-type="float">
            <text:p>1.22546221723935E-21</text:p>
          </table:table-cell>
          <table:table-cell table:formula="of:=[.H7]+[.J7]" office:value-type="float" office:value="-1.44211229122417E-022" calcext:value-type="float">
            <text:p>-1.44211229122417E-2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style-name="ce3" office:value-type="float" office:value="7.67321754569724E-022" calcext:value-type="float">
            <text:p>7.67E-22</text:p>
          </table:table-cell>
          <table:table-cell table:style-name="ce3" office:value-type="float" office:value="-1.82170656991312E-024" calcext:value-type="float">
            <text:p>-1.82E-24</text:p>
          </table:table-cell>
          <table:table-cell table:style-name="ce3" office:value-type="float" office:value="-3.61871720240647E-024" calcext:value-type="float">
            <text:p>-3.62E-24</text:p>
          </table:table-cell>
          <table:table-cell table:style-name="ce3" office:value-type="float" office:value="1.76712651032403E-025" calcext:value-type="float">
            <text:p>1.77E-25</text:p>
          </table:table-cell>
          <table:table-cell table:formula="of:=[.G8]+[.I8]" office:value-type="float" office:value="7.63703037367318E-022" calcext:value-type="float">
            <text:p>7.63703037367318E-22</text:p>
          </table:table-cell>
          <table:table-cell table:formula="of:=[.H8]+[.J8]" office:value-type="float" office:value="-1.64499391888072E-024" calcext:value-type="float">
            <text:p>-1.64499391888072E-24</text:p>
          </table:table-cell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-9.14615175203626E-020" calcext:value-type="float">
            <text:p>-9.15E-20</text:p>
          </table:table-cell>
          <table:table-cell table:style-name="ce3" office:value-type="float" office:value="1.91356319548572E-020" calcext:value-type="float">
            <text:p>1.91E-20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3" office:value-type="float" office:value="5.10083360536389E-022" calcext:value-type="float">
            <text:p>5.10E-22</text:p>
          </table:table-cell>
          <table:table-cell table:style-name="ce3" office:value-type="float" office:value="-2.22186329629639E-023" calcext:value-type="float">
            <text:p>-2.22E-23</text:p>
          </table:table-cell>
          <table:table-cell table:style-name="ce3" office:value-type="float" office:value="-1.69126958403684E-024" calcext:value-type="float">
            <text:p>-1.69E-24</text:p>
          </table:table-cell>
          <table:table-cell table:style-name="ce3" office:value-type="float" office:value="3.05476820955296E-026" calcext:value-type="float">
            <text:p>3.05E-26</text:p>
          </table:table-cell>
          <table:table-cell table:formula="of:=[.G9]+[.I9]" office:value-type="float" office:value="5.08392090952352E-022" calcext:value-type="float">
            <text:p>5.08392090952352E-22</text:p>
          </table:table-cell>
          <table:table-cell table:formula="of:=[.H9]+[.J9]" office:value-type="float" office:value="-2.21880852808684E-023" calcext:value-type="float">
            <text:p>-2.21880852808684E-23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20110078571254E-020" calcext:value-type="float">
            <text:p>-1.20E-20</text:p>
          </table:table-cell>
          <table:table-cell table:style-name="ce3" office:value-type="float" office:value="-1.0716190632546E-021" calcext:value-type="float">
            <text:p>-1.07E-21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3" office:value-type="float" office:value="4.00950998390598E-022" calcext:value-type="float">
            <text:p>4.01E-22</text:p>
          </table:table-cell>
          <table:table-cell table:style-name="ce3" office:value-type="float" office:value="2.74823708294711E-025" calcext:value-type="float">
            <text:p>2.75E-25</text:p>
          </table:table-cell>
          <table:table-cell table:style-name="ce3" office:value-type="float" office:value="-9.65412684539631E-025" calcext:value-type="float">
            <text:p>-9.65E-25</text:p>
          </table:table-cell>
          <table:table-cell table:style-name="ce3" office:value-type="float" office:value="1.43769901201366E-025" calcext:value-type="float">
            <text:p>1.44E-25</text:p>
          </table:table-cell>
          <table:table-cell table:formula="of:=[.G10]+[.I10]" office:value-type="float" office:value="3.99985585706058E-022" calcext:value-type="float">
            <text:p>3.99985585706058E-22</text:p>
          </table:table-cell>
          <table:table-cell table:formula="of:=[.H10]+[.J10]" office:value-type="float" office:value="4.18593609496077E-025" calcext:value-type="float">
            <text:p>4.18593609496077E-25</text:p>
          </table:table-cell>
        </table:table-row>
        <table:table-row table:style-name="ro1">
          <table:table-cell table:number-columns-repeated="5"/>
          <table:table-cell office:value-type="float" office:value="10.5" calcext:value-type="float">
            <text:p>10.5</text:p>
          </table:table-cell>
          <table:table-cell table:style-name="ce3" office:value-type="float" office:value="2.74023724268464E-022" calcext:value-type="float">
            <text:p>2.74E-22</text:p>
          </table:table-cell>
          <table:table-cell table:style-name="ce3" office:value-type="float" office:value="-1.67031655741135E-024" calcext:value-type="float">
            <text:p>-1.67E-24</text:p>
          </table:table-cell>
          <table:table-cell table:style-name="ce3" office:value-type="float" office:value="-5.12229613146451E-025" calcext:value-type="float">
            <text:p>-5.12E-25</text:p>
          </table:table-cell>
          <table:table-cell table:style-name="ce3" office:value-type="float" office:value="1.63606304573537E-025" calcext:value-type="float">
            <text:p>1.64E-25</text:p>
          </table:table-cell>
          <table:table-cell table:formula="of:=[.G11]+[.I11]" office:value-type="float" office:value="2.73511494655318E-022" calcext:value-type="float">
            <text:p>2.73511494655318E-22</text:p>
          </table:table-cell>
          <table:table-cell table:formula="of:=[.H11]+[.J11]" office:value-type="float" office:value="-1.50671025283781E-024" calcext:value-type="float">
            <text:p>-1.50671025283781E-2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1.40641284649231E-020" calcext:value-type="float">
            <text:p>1.41E-20</text:p>
          </table:table-cell>
          <table:table-cell table:style-name="ce3" office:value-type="float" office:value="-5.59352090501929E-022" calcext:value-type="float">
            <text:p>-5.59E-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9.82592103457916E-022" calcext:value-type="float">
            <text:p>-9.83E-22</text:p>
          </table:table-cell>
          <table:table-cell table:style-name="ce3" office:value-type="float" office:value="7.71499104817388E-024" calcext:value-type="float">
            <text:p>7.71E-2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7.42291746036891E-021" calcext:value-type="float">
            <text:p>7.42E-21</text:p>
          </table:table-cell>
          <table:table-cell table:style-name="ce3" office:value-type="float" office:value="4.19230612323029E-022" calcext:value-type="float">
            <text:p>4.19E-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47197395033484E-022" calcext:value-type="float">
            <text:p>-1.47E-22</text:p>
          </table:table-cell>
          <table:table-cell table:style-name="ce3" office:value-type="float" office:value="-2.77201870136164E-024" calcext:value-type="float">
            <text:p>-2.77E-2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3.09870773716657E-021" calcext:value-type="float">
            <text:p>3.10E-21</text:p>
          </table:table-cell>
          <table:table-cell table:style-name="ce3" office:value-type="float" office:value="-1.50982206485251E-022" calcext:value-type="float">
            <text:p>-1.51E-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3.82878905166883E-023" calcext:value-type="float">
            <text:p>-3.83E-23</text:p>
          </table:table-cell>
          <table:table-cell table:style-name="ce3" office:value-type="float" office:value="2.85177558459504E-024" calcext:value-type="float">
            <text:p>2.85E-2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09687051691273E-021" calcext:value-type="float">
            <text:p>2.10E-21</text:p>
          </table:table-cell>
          <table:table-cell table:style-name="ce3" office:value-type="float" office:value="-2.31941213627666E-022" calcext:value-type="float">
            <text:p>-2.32E-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50456854855481E-023" calcext:value-type="float">
            <text:p>-1.50E-23</text:p>
          </table:table-cell>
          <table:table-cell table:style-name="ce3" office:value-type="float" office:value="2.29290227035354E-024" calcext:value-type="float">
            <text:p>2.29E-2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1.23101976598812E-021" calcext:value-type="float">
            <text:p>1.23E-21</text:p>
          </table:table-cell>
          <table:table-cell table:style-name="ce3" office:value-type="float" office:value="-1.44594535183683E-022" calcext:value-type="float">
            <text:p>-1.45E-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5.55754874877418E-024" calcext:value-type="float">
            <text:p>-5.56E-24</text:p>
          </table:table-cell>
          <table:table-cell table:style-name="ce3" office:value-type="float" office:value="3.83306061265772E-025" calcext:value-type="float">
            <text:p>3.83E-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7.67321754569724E-022" calcext:value-type="float">
            <text:p>7.67E-22</text:p>
          </table:table-cell>
          <table:table-cell table:style-name="ce3" office:value-type="float" office:value="-1.82170656991312E-024" calcext:value-type="float">
            <text:p>-1.82E-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3.61871720240647E-024" calcext:value-type="float">
            <text:p>-3.62E-24</text:p>
          </table:table-cell>
          <table:table-cell table:style-name="ce3" office:value-type="float" office:value="1.76712651032403E-025" calcext:value-type="float">
            <text:p>1.77E-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5.10083360536389E-022" calcext:value-type="float">
            <text:p>5.10E-22</text:p>
          </table:table-cell>
          <table:table-cell table:style-name="ce3" office:value-type="float" office:value="-2.22186329629639E-023" calcext:value-type="float">
            <text:p>-2.22E-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69126958403684E-024" calcext:value-type="float">
            <text:p>-1.69E-24</text:p>
          </table:table-cell>
          <table:table-cell table:style-name="ce3" office:value-type="float" office:value="3.05476820955296E-026" calcext:value-type="float">
            <text:p>3.05E-2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4.00950998390598E-022" calcext:value-type="float">
            <text:p>4.01E-22</text:p>
          </table:table-cell>
          <table:table-cell table:style-name="ce3" office:value-type="float" office:value="2.74823708294711E-025" calcext:value-type="float">
            <text:p>2.75E-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9.65412684539631E-025" calcext:value-type="float">
            <text:p>-9.65E-25</text:p>
          </table:table-cell>
          <table:table-cell table:style-name="ce3" office:value-type="float" office:value="1.43769901201366E-025" calcext:value-type="float">
            <text:p>1.44E-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74023724268464E-022" calcext:value-type="float">
            <text:p>2.74E-22</text:p>
          </table:table-cell>
          <table:table-cell table:style-name="ce3" office:value-type="float" office:value="-1.67031655741135E-024" calcext:value-type="float">
            <text:p>-1.67E-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5.12229613146451E-025" calcext:value-type="float">
            <text:p>-5.12E-25</text:p>
          </table:table-cell>
          <table:table-cell table:style-name="ce3" office:value-type="float" office:value="1.63606304573537E-025" calcext:value-type="float">
            <text:p>1.64E-25</text:p>
          </table:table-cell>
          <table:table-cell table:number-columns-repeated="8"/>
        </table:table-row>
      </table:table>
      <table:table table:name="v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Lma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DLE error</text:p>
          </table:table-cell>
          <table:table-cell office:value-type="string" calcext:value-type="string">
            <text:p>DLH</text:p>
          </table:table-cell>
          <table:table-cell office:value-type="string" calcext:value-type="string">
            <text:p>DLH erro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L error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1" calcext:value-type="float">
            <text:p>0.1</text:p>
          </table:table-cell>
          <table:table-cell table:style-name="ce3" office:value-type="float" office:value="1.06813407110248E-020" calcext:value-type="float">
            <text:p>1.07E-20</text:p>
          </table:table-cell>
          <table:table-cell table:style-name="ce3" office:value-type="float" office:value="1.0191678522329E-021" calcext:value-type="float">
            <text:p>1.02E-21</text:p>
          </table:table-cell>
          <table:table-cell table:style-name="ce3" office:value-type="float" office:value="-1.98973278845727E-024" calcext:value-type="float">
            <text:p>-1.99E-24</text:p>
          </table:table-cell>
          <table:table-cell table:style-name="ce3" office:value-type="float" office:value="3.5834780752339E-025" calcext:value-type="float">
            <text:p>3.58E-25</text:p>
          </table:table-cell>
          <table:table-cell table:formula="of:=[.G2]+[.I2]" office:value-type="float" office:value="1.06793509782363E-020" calcext:value-type="float">
            <text:p>1.06793509782363E-20</text:p>
          </table:table-cell>
          <table:table-cell table:formula="of:=[.H2]+[.J2]" office:value-type="float" office:value="1.01952620004042E-021" calcext:value-type="float">
            <text:p>1.01952620004042E-21</text:p>
          </table:table-cell>
          <table:table-cell table:formula="of:=[.L2]/[.K2]" office:value-type="float" office:value="0.0954670562020235" calcext:value-type="float">
            <text:p>0.095467056202023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style-name="ce3" office:value-type="float" office:value="5.92748553209806E-021" calcext:value-type="float">
            <text:p>5.93E-21</text:p>
          </table:table-cell>
          <table:table-cell table:style-name="ce3" office:value-type="float" office:value="-7.8195247268306E-023" calcext:value-type="float">
            <text:p>-7.82E-23</text:p>
          </table:table-cell>
          <table:table-cell table:style-name="ce3" office:value-type="float" office:value="-4.53396180635939E-024" calcext:value-type="float">
            <text:p>-4.53E-24</text:p>
          </table:table-cell>
          <table:table-cell table:style-name="ce3" office:value-type="float" office:value="-5.98755193083822E-025" calcext:value-type="float">
            <text:p>-5.99E-25</text:p>
          </table:table-cell>
          <table:table-cell table:formula="of:=[.G3]+[.I3]" office:value-type="float" office:value="5.9229515702917E-021" calcext:value-type="float">
            <text:p>5.9229515702917E-21</text:p>
          </table:table-cell>
          <table:table-cell table:formula="of:=[.H3]+[.J3]" office:value-type="float" office:value="-7.87940024613898E-023" calcext:value-type="float">
            <text:p>-7.87940024613898E-23</text:p>
          </table:table-cell>
          <table:table-cell table:formula="of:=[.L3]/[.K3]" office:value-type="float" office:value="-0.0133031650734077" calcext:value-type="float">
            <text:p>-0.01330316507340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0.278" calcext:value-type="float">
            <text:p>0.278</text:p>
          </table:table-cell>
          <table:table-cell table:style-name="ce3" office:value-type="float" office:value="3.61596132306086E-021" calcext:value-type="float">
            <text:p>3.62E-21</text:p>
          </table:table-cell>
          <table:table-cell table:style-name="ce3" office:value-type="float" office:value="1.12666913426048E-022" calcext:value-type="float">
            <text:p>1.13E-22</text:p>
          </table:table-cell>
          <table:table-cell table:style-name="ce3" office:value-type="float" office:value="-7.15668978222056E-024" calcext:value-type="float">
            <text:p>-7.16E-24</text:p>
          </table:table-cell>
          <table:table-cell table:style-name="ce3" office:value-type="float" office:value="-7.60111130672532E-025" calcext:value-type="float">
            <text:p>-7.60E-25</text:p>
          </table:table-cell>
          <table:table-cell table:formula="of:=[.G4]+[.I4]" office:value-type="float" office:value="3.60880463327864E-021" calcext:value-type="float">
            <text:p>3.60880463327864E-21</text:p>
          </table:table-cell>
          <table:table-cell table:formula="of:=[.H4]+[.J4]" office:value-type="float" office:value="1.11906802295375E-022" calcext:value-type="float">
            <text:p>1.11906802295375E-22</text:p>
          </table:table-cell>
          <table:table-cell table:formula="of:=[.L4]/[.K4]" office:value-type="float" office:value="0.031009382237937" calcext:value-type="float">
            <text:p>0.03100938223793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0.5c.</text:p>
          </table:table-cell>
          <table:table-cell table:number-columns-repeated="3"/>
          <table:table-cell office:value-type="float" office:value="0.367" calcext:value-type="float">
            <text:p>0.367</text:p>
          </table:table-cell>
          <table:table-cell table:style-name="ce3" office:value-type="float" office:value="2.66243221925558E-021" calcext:value-type="float">
            <text:p>2.66E-21</text:p>
          </table:table-cell>
          <table:table-cell table:style-name="ce3" office:value-type="float" office:value="-3.58919057981725E-022" calcext:value-type="float">
            <text:p>-3.59E-22</text:p>
          </table:table-cell>
          <table:table-cell table:style-name="ce3" office:value-type="float" office:value="-1.05456032933875E-023" calcext:value-type="float">
            <text:p>-1.05E-23</text:p>
          </table:table-cell>
          <table:table-cell table:style-name="ce3" office:value-type="float" office:value="5.74144877662055E-025" calcext:value-type="float">
            <text:p>5.74E-25</text:p>
          </table:table-cell>
          <table:table-cell table:formula="of:=[.G5]+[.I5]" office:value-type="float" office:value="2.65188661596219E-021" calcext:value-type="float">
            <text:p>2.65188661596219E-21</text:p>
          </table:table-cell>
          <table:table-cell table:formula="of:=[.H5]+[.J5]" office:value-type="float" office:value="-3.58344913104063E-022" calcext:value-type="float">
            <text:p>-3.58344913104063E-22</text:p>
          </table:table-cell>
          <table:table-cell table:formula="of:=[.L5]/[.K5]" office:value-type="float" office:value="-0.13512829355038" calcext:value-type="float">
            <text:p>-0.1351282935503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0.456" calcext:value-type="float">
            <text:p>0.456</text:p>
          </table:table-cell>
          <table:table-cell table:style-name="ce3" office:value-type="float" office:value="2.32283502569558E-021" calcext:value-type="float">
            <text:p>2.32E-21</text:p>
          </table:table-cell>
          <table:table-cell table:style-name="ce3" office:value-type="float" office:value="-1.47874728462677E-022" calcext:value-type="float">
            <text:p>-1.48E-22</text:p>
          </table:table-cell>
          <table:table-cell table:style-name="ce3" office:value-type="float" office:value="-1.17631604767352E-023" calcext:value-type="float">
            <text:p>-1.18E-23</text:p>
          </table:table-cell>
          <table:table-cell table:style-name="ce3" office:value-type="float" office:value="2.5328042493661E-024" calcext:value-type="float">
            <text:p>2.53E-24</text:p>
          </table:table-cell>
          <table:table-cell table:formula="of:=[.G6]+[.I6]" office:value-type="float" office:value="2.31107186521884E-021" calcext:value-type="float">
            <text:p>2.31107186521884E-21</text:p>
          </table:table-cell>
          <table:table-cell table:formula="of:=[.H6]+[.J6]" office:value-type="float" office:value="-1.45341924213311E-022" calcext:value-type="float">
            <text:p>-1.45341924213311E-22</text:p>
          </table:table-cell>
          <table:table-cell table:formula="of:=[.L6]/[.K6]" office:value-type="float" office:value="-0.0628894005420934" calcext:value-type="float">
            <text:p>-0.0628894005420934</text:p>
          </table:table-cell>
        </table:table-row>
        <table:table-row table:style-name="ro1">
          <table:table-cell table:number-columns-repeated="5"/>
          <table:table-cell office:value-type="float" office:value="0.545" calcext:value-type="float">
            <text:p>0.545</text:p>
          </table:table-cell>
          <table:table-cell table:style-name="ce3" office:value-type="float" office:value="1.54465415453277E-021" calcext:value-type="float">
            <text:p>1.54E-21</text:p>
          </table:table-cell>
          <table:table-cell table:style-name="ce3" office:value-type="float" office:value="-4.31666606024764E-024" calcext:value-type="float">
            <text:p>-4.32E-24</text:p>
          </table:table-cell>
          <table:table-cell table:style-name="ce3" office:value-type="float" office:value="-1.42313963888168E-023" calcext:value-type="float">
            <text:p>-1.42E-23</text:p>
          </table:table-cell>
          <table:table-cell table:style-name="ce3" office:value-type="float" office:value="-2.03860331851263E-024" calcext:value-type="float">
            <text:p>-2.04E-24</text:p>
          </table:table-cell>
          <table:table-cell table:formula="of:=[.G7]+[.I7]" office:value-type="float" office:value="1.53042275814395E-021" calcext:value-type="float">
            <text:p>1.53042275814395E-21</text:p>
          </table:table-cell>
          <table:table-cell table:formula="of:=[.H7]+[.J7]" office:value-type="float" office:value="-6.35526937876027E-024" calcext:value-type="float">
            <text:p>-6.35526937876027E-24</text:p>
          </table:table-cell>
          <table:table-cell table:formula="of:=[.L7]/[.K7]" office:value-type="float" office:value="-0.00415262341398251" calcext:value-type="float">
            <text:p>-0.0041526234139825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float" office:value="0.634" calcext:value-type="float">
            <text:p>0.634</text:p>
          </table:table-cell>
          <table:table-cell table:style-name="ce3" office:value-type="float" office:value="1.68757216943182E-021" calcext:value-type="float">
            <text:p>1.69E-21</text:p>
          </table:table-cell>
          <table:table-cell table:style-name="ce3" office:value-type="float" office:value="-2.16540840014282E-022" calcext:value-type="float">
            <text:p>-2.17E-22</text:p>
          </table:table-cell>
          <table:table-cell table:style-name="ce3" office:value-type="float" office:value="-2.38012062205114E-023" calcext:value-type="float">
            <text:p>-2.38E-23</text:p>
          </table:table-cell>
          <table:table-cell table:style-name="ce3" office:value-type="float" office:value="-1.60315979106686E-024" calcext:value-type="float">
            <text:p>-1.60E-24</text:p>
          </table:table-cell>
          <table:table-cell table:formula="of:=[.G8]+[.I8]" office:value-type="float" office:value="1.66377096321131E-021" calcext:value-type="float">
            <text:p>1.66377096321131E-21</text:p>
          </table:table-cell>
          <table:table-cell table:formula="of:=[.H8]+[.J8]" office:value-type="float" office:value="-2.18143999805349E-022" calcext:value-type="float">
            <text:p>-2.18143999805349E-22</text:p>
          </table:table-cell>
          <table:table-cell table:formula="of:=[.L8]/[.K8]" office:value-type="float" office:value="-0.131114200589425" calcext:value-type="float">
            <text:p>-0.1311142005894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.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style-name="ce3" office:value-type="float" office:value="1.23459830095963E-021" calcext:value-type="float">
            <text:p>1.23E-21</text:p>
          </table:table-cell>
          <table:table-cell table:style-name="ce3" office:value-type="float" office:value="-2.92277853195713E-023" calcext:value-type="float">
            <text:p>-2.92E-23</text:p>
          </table:table-cell>
          <table:table-cell table:style-name="ce3" office:value-type="float" office:value="-3.50977367841951E-023" calcext:value-type="float">
            <text:p>-3.51E-23</text:p>
          </table:table-cell>
          <table:table-cell table:style-name="ce3" office:value-type="float" office:value="5.87343331344495E-024" calcext:value-type="float">
            <text:p>5.87E-24</text:p>
          </table:table-cell>
          <table:table-cell table:formula="of:=[.G9]+[.I9]" office:value-type="float" office:value="1.19950056417543E-021" calcext:value-type="float">
            <text:p>1.19950056417543E-21</text:p>
          </table:table-cell>
          <table:table-cell table:formula="of:=[.H9]+[.J9]" office:value-type="float" office:value="-2.33543520061264E-023" calcext:value-type="float">
            <text:p>-2.33543520061264E-23</text:p>
          </table:table-cell>
          <table:table-cell table:formula="of:=[.L9]/[.K9]" office:value-type="float" office:value="-0.0194700633777365" calcext:value-type="float">
            <text:p>-0.0194700633777365</text:p>
          </table:table-cell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1.06813407110248E-020" calcext:value-type="float">
            <text:p>1.07E-20</text:p>
          </table:table-cell>
          <table:table-cell table:style-name="ce3" office:value-type="float" office:value="1.0191678522329E-021" calcext:value-type="float">
            <text:p>1.02E-21</text:p>
          </table:table-cell>
          <table:table-cell/>
          <table:table-cell office:value-type="float" office:value="0.812" calcext:value-type="float">
            <text:p>0.812</text:p>
          </table:table-cell>
          <table:table-cell table:style-name="ce3" office:value-type="float" office:value="1.082548728432E-021" calcext:value-type="float">
            <text:p>1.08E-21</text:p>
          </table:table-cell>
          <table:table-cell table:style-name="ce3" office:value-type="float" office:value="5.90787711342611E-023" calcext:value-type="float">
            <text:p>5.91E-23</text:p>
          </table:table-cell>
          <table:table-cell table:style-name="ce3" office:value-type="float" office:value="-6.47628290519575E-023" calcext:value-type="float">
            <text:p>-6.48E-23</text:p>
          </table:table-cell>
          <table:table-cell table:style-name="ce3" office:value-type="float" office:value="-1.9308786377086E-024" calcext:value-type="float">
            <text:p>-1.93E-24</text:p>
          </table:table-cell>
          <table:table-cell table:formula="of:=[.G10]+[.I10]" office:value-type="float" office:value="1.01778589938004E-021" calcext:value-type="float">
            <text:p>1.01778589938004E-21</text:p>
          </table:table-cell>
          <table:table-cell table:formula="of:=[.H10]+[.J10]" office:value-type="float" office:value="5.71478924965525E-023" calcext:value-type="float">
            <text:p>5.71478924965525E-23</text:p>
          </table:table-cell>
          <table:table-cell table:formula="of:=[.L10]/[.K10]" office:value-type="float" office:value="0.056149227977478" calcext:value-type="float">
            <text:p>0.056149227977478</text:p>
          </table:table-cell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98973278845727E-024" calcext:value-type="float">
            <text:p>-1.99E-24</text:p>
          </table:table-cell>
          <table:table-cell table:style-name="ce3" office:value-type="float" office:value="3.5834780752339E-025" calcext:value-type="float">
            <text:p>3.58E-25</text:p>
          </table:table-cell>
          <table:table-cell/>
          <table:table-cell office:value-type="float" office:value="0.901" calcext:value-type="float">
            <text:p>0.901</text:p>
          </table:table-cell>
          <table:table-cell table:style-name="ce3" office:value-type="float" office:value="9.6809632327147E-022" calcext:value-type="float">
            <text:p>9.68E-22</text:p>
          </table:table-cell>
          <table:table-cell table:style-name="ce3" office:value-type="float" office:value="-1.07626537354071E-022" calcext:value-type="float">
            <text:p>-1.08E-22</text:p>
          </table:table-cell>
          <table:table-cell table:style-name="ce3" office:value-type="float" office:value="-1.10687566207142E-022" calcext:value-type="float">
            <text:p>-1.11E-22</text:p>
          </table:table-cell>
          <table:table-cell table:style-name="ce3" office:value-type="float" office:value="-1.36121761244131E-023" calcext:value-type="float">
            <text:p>-1.36E-23</text:p>
          </table:table-cell>
          <table:table-cell table:formula="of:=[.G11]+[.I11]" office:value-type="float" office:value="8.57408757064328E-022" calcext:value-type="float">
            <text:p>8.57408757064328E-22</text:p>
          </table:table-cell>
          <table:table-cell table:formula="of:=[.H11]+[.J11]" office:value-type="float" office:value="-1.21238713478484E-022" calcext:value-type="float">
            <text:p>-1.21238713478484E-22</text:p>
          </table:table-cell>
          <table:table-cell table:formula="of:=[.L11]/[.K11]" office:value-type="float" office:value="-0.141401300697688" calcext:value-type="float">
            <text:p>-0.14140130069768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c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5.92748553209806E-021" calcext:value-type="float">
            <text:p>5.93E-21</text:p>
          </table:table-cell>
          <table:table-cell table:style-name="ce3" office:value-type="float" office:value="-7.8195247268306E-023" calcext:value-type="float">
            <text:p>-7.82E-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4.53396180635939E-024" calcext:value-type="float">
            <text:p>-4.53E-24</text:p>
          </table:table-cell>
          <table:table-cell table:style-name="ce3" office:value-type="float" office:value="-5.98755193083822E-025" calcext:value-type="float">
            <text:p>-5.99E-2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c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3.61596132306086E-021" calcext:value-type="float">
            <text:p>3.62E-21</text:p>
          </table:table-cell>
          <table:table-cell table:style-name="ce3" office:value-type="float" office:value="1.12666913426048E-022" calcext:value-type="float">
            <text:p>1.13E-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7.15668978222056E-024" calcext:value-type="float">
            <text:p>-7.16E-24</text:p>
          </table:table-cell>
          <table:table-cell table:style-name="ce3" office:value-type="float" office:value="-7.60111130672532E-025" calcext:value-type="float">
            <text:p>-7.60E-2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367" calcext:value-type="float">
            <text:p>0.367</text:p>
          </table:table-cell>
          <table:table-cell office:value-type="string" calcext:value-type="string">
            <text:p>c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66243221925558E-021" calcext:value-type="float">
            <text:p>2.66E-21</text:p>
          </table:table-cell>
          <table:table-cell table:style-name="ce3" office:value-type="float" office:value="-3.58919057981725E-022" calcext:value-type="float">
            <text:p>-3.59E-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05456032933875E-023" calcext:value-type="float">
            <text:p>-1.05E-23</text:p>
          </table:table-cell>
          <table:table-cell table:style-name="ce3" office:value-type="float" office:value="5.74144877662055E-025" calcext:value-type="float">
            <text:p>5.74E-2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c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2.32283502569558E-021" calcext:value-type="float">
            <text:p>2.32E-21</text:p>
          </table:table-cell>
          <table:table-cell table:style-name="ce3" office:value-type="float" office:value="-1.47874728462677E-022" calcext:value-type="float">
            <text:p>-1.48E-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17631604767352E-023" calcext:value-type="float">
            <text:p>-1.18E-23</text:p>
          </table:table-cell>
          <table:table-cell table:style-name="ce3" office:value-type="float" office:value="2.5328042493661E-024" calcext:value-type="float">
            <text:p>2.53E-2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c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1.54465415453277E-021" calcext:value-type="float">
            <text:p>1.54E-21</text:p>
          </table:table-cell>
          <table:table-cell table:style-name="ce3" office:value-type="float" office:value="-4.31666606024764E-024" calcext:value-type="float">
            <text:p>-4.32E-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42313963888168E-023" calcext:value-type="float">
            <text:p>-1.42E-23</text:p>
          </table:table-cell>
          <table:table-cell table:style-name="ce3" office:value-type="float" office:value="-2.03860331851263E-024" calcext:value-type="float">
            <text:p>-2.04E-2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c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1.68757216943182E-021" calcext:value-type="float">
            <text:p>1.69E-21</text:p>
          </table:table-cell>
          <table:table-cell table:style-name="ce3" office:value-type="float" office:value="-2.16540840014282E-022" calcext:value-type="float">
            <text:p>-2.17E-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2.38012062205114E-023" calcext:value-type="float">
            <text:p>-2.38E-23</text:p>
          </table:table-cell>
          <table:table-cell table:style-name="ce3" office:value-type="float" office:value="-1.60315979106686E-024" calcext:value-type="float">
            <text:p>-1.60E-2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c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1.23459830095963E-021" calcext:value-type="float">
            <text:p>1.23E-21</text:p>
          </table:table-cell>
          <table:table-cell table:style-name="ce3" office:value-type="float" office:value="-2.92277853195713E-023" calcext:value-type="float">
            <text:p>-2.92E-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3.50977367841951E-023" calcext:value-type="float">
            <text:p>-3.51E-23</text:p>
          </table:table-cell>
          <table:table-cell table:style-name="ce3" office:value-type="float" office:value="5.87343331344495E-024" calcext:value-type="float">
            <text:p>5.87E-2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c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1.082548728432E-021" calcext:value-type="float">
            <text:p>1.08E-21</text:p>
          </table:table-cell>
          <table:table-cell table:style-name="ce3" office:value-type="float" office:value="5.90787711342611E-023" calcext:value-type="float">
            <text:p>5.91E-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6.47628290519575E-023" calcext:value-type="float">
            <text:p>-6.48E-23</text:p>
          </table:table-cell>
          <table:table-cell table:style-name="ce3" office:value-type="float" office:value="-1.9308786377086E-024" calcext:value-type="float">
            <text:p>-1.93E-2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c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LEex</text:p>
          </table:table-cell>
          <table:table-cell/>
          <table:table-cell table:style-name="ce3" office:value-type="float" office:value="9.6809632327147E-022" calcext:value-type="float">
            <text:p>9.68E-22</text:p>
          </table:table-cell>
          <table:table-cell table:style-name="ce3" office:value-type="float" office:value="-1.07626537354071E-022" calcext:value-type="float">
            <text:p>-1.08E-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Hex</text:p>
          </table:table-cell>
          <table:table-cell/>
          <table:table-cell table:style-name="ce3" office:value-type="float" office:value="-1.10687566207142E-022" calcext:value-type="float">
            <text:p>-1.11E-22</text:p>
          </table:table-cell>
          <table:table-cell table:style-name="ce3" office:value-type="float" office:value="-1.36121761244131E-023" calcext:value-type="float">
            <text:p>-1.36E-2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4:06:31.988045612</meta:creation-date>
    <dc:date>2023-04-19T07:52:20.664157059</dc:date>
    <meta:editing-duration>PT1H32M50S</meta:editing-duration>
    <meta:editing-cycles>4</meta:editing-cycles>
    <meta:generator>LibreOffice/7.3.7.2$Linux_X86_64 LibreOffice_project/30$Build-2</meta:generator>
    <meta:document-statistic meta:table-count="5" meta:cell-count="1457" meta:object-count="0"/>
  </office:meta>
</office:document-meta>
</file>